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xml" manifest:full-path="Formula-12/content.xml"/>
  <manifest:file-entry manifest:media-type="application/vnd.oasis.opendocument.formula" manifest:full-path="Formula-12/"/>
  <manifest:file-entry manifest:media-type="image/png" manifest:full-path="Thumbnails/thumbnail.png"/>
  <manifest:file-entry manifest:media-type="application/xml" manifest:full-path="Formula-1/content.xml"/>
  <manifest:file-entry manifest:media-type="application/vnd.oasis.opendocument.formula" manifest:full-path="Formula-1/"/>
  <manifest:file-entry manifest:media-type="application/xml" manifest:full-path="Formula-23/content.xml"/>
  <manifest:file-entry manifest:media-type="application/vnd.oasis.opendocument.formula" manifest:full-path="Formula-23/"/>
  <manifest:file-entry manifest:media-type="application/xml" manifest:full-path="Formula-13/content.xml"/>
  <manifest:file-entry manifest:media-type="application/vnd.oasis.opendocument.formula" manifest:full-path="Formula-13/"/>
  <manifest:file-entry manifest:media-type="application/xml" manifest:full-path="Formula-2/content.xml"/>
  <manifest:file-entry manifest:media-type="application/vnd.oasis.opendocument.formula" manifest:full-path="Formula-2/"/>
  <manifest:file-entry manifest:media-type="application/rdf+xml" manifest:full-path="manifest.rdf"/>
  <manifest:file-entry manifest:media-type="text/xml" manifest:full-path="Formula-24/settings.xml"/>
  <manifest:file-entry manifest:media-type="text/xml" manifest:full-path="Formula-24/content.xml"/>
  <manifest:file-entry manifest:media-type="application/vnd.oasis.opendocument.formula" manifest:version="1.2" manifest:full-path="Formula-24/"/>
  <manifest:file-entry manifest:media-type="application/xml" manifest:full-path="Formula-14/content.xml"/>
  <manifest:file-entry manifest:media-type="application/vnd.oasis.opendocument.formula" manifest:full-path="Formula-14/"/>
  <manifest:file-entry manifest:media-type="application/xml" manifest:full-path="Formula-25/content.xml"/>
  <manifest:file-entry manifest:media-type="application/vnd.oasis.opendocument.formula" manifest:full-path="Formula-25/"/>
  <manifest:file-entry manifest:media-type="application/xml" manifest:full-path="Formula-15/content.xml"/>
  <manifest:file-entry manifest:media-type="application/vnd.oasis.opendocument.formula" manifest:full-path="Formula-15/"/>
  <manifest:file-entry manifest:media-type="application/xml" manifest:full-path="Formula-26/content.xml"/>
  <manifest:file-entry manifest:media-type="application/vnd.oasis.opendocument.formula" manifest:full-path="Formula-26/"/>
  <manifest:file-entry manifest:media-type="application/xml" manifest:full-path="Formula-16/content.xml"/>
  <manifest:file-entry manifest:media-type="application/vnd.oasis.opendocument.formula" manifest:full-path="Formula-16/"/>
  <manifest:file-entry manifest:media-type="application/xml" manifest:full-path="Formula-27/content.xml"/>
  <manifest:file-entry manifest:media-type="application/vnd.oasis.opendocument.formula" manifest:full-path="Formula-27/"/>
  <manifest:file-entry manifest:media-type="text/xml" manifest:full-path="Formula-17/settings.xml"/>
  <manifest:file-entry manifest:media-type="text/xml" manifest:full-path="Formula-17/content.xml"/>
  <manifest:file-entry manifest:media-type="application/vnd.oasis.opendocument.formula" manifest:version="1.2" manifest:full-path="Formula-17/"/>
  <manifest:file-entry manifest:media-type="application/xml" manifest:full-path="Formula-28/content.xml"/>
  <manifest:file-entry manifest:media-type="application/vnd.oasis.opendocument.formula" manifest:full-path="Formula-28/"/>
  <manifest:file-entry manifest:media-type="application/xml" manifest:full-path="Formula-18/content.xml"/>
  <manifest:file-entry manifest:media-type="application/vnd.oasis.opendocument.formula" manifest:full-path="Formula-18/"/>
  <manifest:file-entry manifest:media-type="application/xml" manifest:full-path="Formula-29/content.xml"/>
  <manifest:file-entry manifest:media-type="application/vnd.oasis.opendocument.formula" manifest:full-path="Formula-29/"/>
  <manifest:file-entry manifest:media-type="application/xml" manifest:full-path="Formula-19/content.xml"/>
  <manifest:file-entry manifest:media-type="application/vnd.oasis.opendocument.formula" manifest:full-path="Formula-19/"/>
  <manifest:file-entry manifest:media-type="application/xml" manifest:full-path="Formula-10/content.xml"/>
  <manifest:file-entry manifest:media-type="application/vnd.oasis.opendocument.formula" manifest:full-path="Formula-10/"/>
  <manifest:file-entry manifest:media-type="application/xml" manifest:full-path="Formula-69/content.xml"/>
  <manifest:file-entry manifest:media-type="application/vnd.oasis.opendocument.formula" manifest:full-path="Formula-69/"/>
  <manifest:file-entry manifest:media-type="application/xml" manifest:full-path="Formula-11/content.xml"/>
  <manifest:file-entry manifest:media-type="application/vnd.oasis.opendocument.formula" manifest:full-path="Formula-11/"/>
  <manifest:file-entry manifest:media-type="application/xml" manifest:full-path="Formula-20/content.xml"/>
  <manifest:file-entry manifest:media-type="application/vnd.oasis.opendocument.formula" manifest:full-path="Formula-20/"/>
  <manifest:file-entry manifest:media-type="application/xml" manifest:full-path="Formula-21/content.xml"/>
  <manifest:file-entry manifest:media-type="application/vnd.oasis.opendocument.formula" manifest:full-path="Formula-21/"/>
  <manifest:file-entry manifest:media-type="text/xml" manifest:full-path="Formula-22/settings.xml"/>
  <manifest:file-entry manifest:media-type="text/xml" manifest:full-path="Formula-22/content.xml"/>
  <manifest:file-entry manifest:media-type="" manifest:full-path="Formula-22/Configurations2/accelerator/current.xml"/>
  <manifest:file-entry manifest:media-type="application/vnd.sun.xml.ui.configuration" manifest:full-path="Formula-22/Configurations2/"/>
  <manifest:file-entry manifest:media-type="application/vnd.oasis.opendocument.formula" manifest:version="1.2" manifest:full-path="Formula-22/"/>
  <manifest:file-entry manifest:media-type="application/xml" manifest:full-path="Formula-0/content.xml"/>
  <manifest:file-entry manifest:media-type="application/vnd.oasis.opendocument.formula" manifest:full-path="Formula-0/"/>
  <manifest:file-entry manifest:media-type="application/xml" manifest:full-path="Formula-30/content.xml"/>
  <manifest:file-entry manifest:media-type="application/vnd.oasis.opendocument.formula" manifest:full-path="Formula-30/"/>
  <manifest:file-entry manifest:media-type="application/xml" manifest:full-path="Formula-31/content.xml"/>
  <manifest:file-entry manifest:media-type="application/vnd.oasis.opendocument.formula" manifest:full-path="Formula-31/"/>
  <manifest:file-entry manifest:media-type="application/xml" manifest:full-path="Formula-32/content.xml"/>
  <manifest:file-entry manifest:media-type="application/vnd.oasis.opendocument.formula" manifest:full-path="Formula-32/"/>
  <manifest:file-entry manifest:media-type="application/xml" manifest:full-path="Formula-33/content.xml"/>
  <manifest:file-entry manifest:media-type="application/vnd.oasis.opendocument.formula" manifest:full-path="Formula-33/"/>
  <manifest:file-entry manifest:media-type="application/xml" manifest:full-path="Formula-34/content.xml"/>
  <manifest:file-entry manifest:media-type="application/vnd.oasis.opendocument.formula" manifest:full-path="Formula-34/"/>
  <manifest:file-entry manifest:media-type="application/binary" manifest:full-path="layout-cache"/>
  <manifest:file-entry manifest:media-type="application/xml" manifest:full-path="Formula-35/content.xml"/>
  <manifest:file-entry manifest:media-type="application/vnd.oasis.opendocument.formula" manifest:full-path="Formula-35/"/>
  <manifest:file-entry manifest:media-type="application/xml" manifest:full-path="Formula-36/content.xml"/>
  <manifest:file-entry manifest:media-type="application/vnd.oasis.opendocument.formula" manifest:full-path="Formula-36/"/>
  <manifest:file-entry manifest:media-type="application/xml" manifest:full-path="Formula-40/content.xml"/>
  <manifest:file-entry manifest:media-type="application/vnd.oasis.opendocument.formula" manifest:full-path="Formula-40/"/>
  <manifest:file-entry manifest:media-type="application/xml" manifest:full-path="Formula-3/content.xml"/>
  <manifest:file-entry manifest:media-type="application/vnd.oasis.opendocument.formula" manifest:full-path="Formula-3/"/>
  <manifest:file-entry manifest:media-type="application/xml" manifest:full-path="Formula-41/content.xml"/>
  <manifest:file-entry manifest:media-type="application/vnd.oasis.opendocument.formula" manifest:full-path="Formula-41/"/>
  <manifest:file-entry manifest:media-type="application/xml" manifest:full-path="Formula-4/content.xml"/>
  <manifest:file-entry manifest:media-type="application/vnd.oasis.opendocument.formula" manifest:full-path="Formula-4/"/>
  <manifest:file-entry manifest:media-type="application/xml" manifest:full-path="Formula-5/content.xml"/>
  <manifest:file-entry manifest:media-type="application/vnd.oasis.opendocument.formula" manifest:full-path="Formula-5/"/>
  <manifest:file-entry manifest:media-type="application/xml" manifest:full-path="Formula-42/content.xml"/>
  <manifest:file-entry manifest:media-type="application/vnd.oasis.opendocument.formula" manifest:full-path="Formula-42/"/>
  <manifest:file-entry manifest:media-type="application/xml" manifest:full-path="Formula-6/content.xml"/>
  <manifest:file-entry manifest:media-type="application/vnd.oasis.opendocument.formula" manifest:full-path="Formula-6/"/>
  <manifest:file-entry manifest:media-type="application/xml" manifest:full-path="Formula-43/content.xml"/>
  <manifest:file-entry manifest:media-type="application/vnd.oasis.opendocument.formula" manifest:full-path="Formula-43/"/>
  <manifest:file-entry manifest:media-type="application/xml" manifest:full-path="Formula-7/content.xml"/>
  <manifest:file-entry manifest:media-type="application/vnd.oasis.opendocument.formula" manifest:full-path="Formula-7/"/>
  <manifest:file-entry manifest:media-type="application/xml" manifest:full-path="Formula-44/content.xml"/>
  <manifest:file-entry manifest:media-type="application/vnd.oasis.opendocument.formula" manifest:full-path="Formula-44/"/>
  <manifest:file-entry manifest:media-type="application/xml" manifest:full-path="Formula-8/content.xml"/>
  <manifest:file-entry manifest:media-type="application/vnd.oasis.opendocument.formula" manifest:full-path="Formula-8/"/>
  <manifest:file-entry manifest:media-type="application/xml" manifest:full-path="Formula-45/content.xml"/>
  <manifest:file-entry manifest:media-type="application/vnd.oasis.opendocument.formula" manifest:full-path="Formula-45/"/>
  <manifest:file-entry manifest:media-type="application/xml" manifest:full-path="Formula-9/content.xml"/>
  <manifest:file-entry manifest:media-type="application/vnd.oasis.opendocument.formula" manifest:full-path="Formula-9/"/>
  <manifest:file-entry manifest:media-type="application/xml" manifest:full-path="Formula-46/content.xml"/>
  <manifest:file-entry manifest:media-type="application/vnd.oasis.opendocument.formula" manifest:full-path="Formula-46/"/>
  <manifest:file-entry manifest:media-type="application/xml" manifest:full-path="Formula-47/content.xml"/>
  <manifest:file-entry manifest:media-type="application/vnd.oasis.opendocument.formula" manifest:full-path="Formula-47/"/>
  <manifest:file-entry manifest:media-type="text/xml" manifest:full-path="Formula-48/settings.xml"/>
  <manifest:file-entry manifest:media-type="text/xml" manifest:full-path="Formula-48/content.xml"/>
  <manifest:file-entry manifest:media-type="application/vnd.oasis.opendocument.formula" manifest:version="1.2" manifest:full-path="Formula-48/"/>
  <manifest:file-entry manifest:media-type="text/xml" manifest:full-path="Formula-49/settings.xml"/>
  <manifest:file-entry manifest:media-type="text/xml" manifest:full-path="Formula-49/content.xml"/>
  <manifest:file-entry manifest:media-type="application/vnd.oasis.opendocument.formula" manifest:version="1.2" manifest:full-path="Formula-49/"/>
  <manifest:file-entry manifest:media-type="application/xml" manifest:full-path="Formula-50/content.xml"/>
  <manifest:file-entry manifest:media-type="application/vnd.oasis.opendocument.formula" manifest:full-path="Formula-50/"/>
  <manifest:file-entry manifest:media-type="text/xml" manifest:full-path="meta.xml"/>
  <manifest:file-entry manifest:media-type="application/xml" manifest:full-path="Formula-51/content.xml"/>
  <manifest:file-entry manifest:media-type="application/vnd.oasis.opendocument.formula" manifest:full-path="Formula-51/"/>
  <manifest:file-entry manifest:media-type="text/xml" manifest:full-path="settings.xml"/>
  <manifest:file-entry manifest:media-type="text/xml" manifest:full-path="Formula-52/settings.xml"/>
  <manifest:file-entry manifest:media-type="text/xml" manifest:full-path="Formula-52/content.xml"/>
  <manifest:file-entry manifest:media-type="application/vnd.oasis.opendocument.formula" manifest:version="1.2" manifest:full-path="Formula-52/"/>
  <manifest:file-entry manifest:media-type="text/xml" manifest:full-path="styles.xml"/>
  <manifest:file-entry manifest:media-type="application/xml" manifest:full-path="Formula-53/content.xml"/>
  <manifest:file-entry manifest:media-type="application/vnd.oasis.opendocument.formula" manifest:full-path="Formula-53/"/>
  <manifest:file-entry manifest:media-type="text/xml" manifest:full-path="Formula-54/settings.xml"/>
  <manifest:file-entry manifest:media-type="text/xml" manifest:full-path="Formula-54/content.xml"/>
  <manifest:file-entry manifest:media-type="application/vnd.oasis.opendocument.formula" manifest:version="1.2" manifest:full-path="Formula-54/"/>
  <manifest:file-entry manifest:media-type="text/xml" manifest:full-path="Formula-59/settings.xml"/>
  <manifest:file-entry manifest:media-type="text/xml" manifest:full-path="Formula-59/content.xml"/>
  <manifest:file-entry manifest:media-type="application/vnd.oasis.opendocument.formula" manifest:version="1.2" manifest:full-path="Formula-59/"/>
  <manifest:file-entry manifest:media-type="text/xml" manifest:full-path="Formula-60/settings.xml"/>
  <manifest:file-entry manifest:media-type="text/xml" manifest:full-path="Formula-60/content.xml"/>
  <manifest:file-entry manifest:media-type="application/vnd.oasis.opendocument.formula" manifest:version="1.2" manifest:full-path="Formula-60/"/>
  <manifest:file-entry manifest:media-type="text/xml" manifest:full-path="Formula-61/settings.xml"/>
  <manifest:file-entry manifest:media-type="text/xml" manifest:full-path="Formula-61/content.xml"/>
  <manifest:file-entry manifest:media-type="application/vnd.oasis.opendocument.formula" manifest:version="1.2" manifest:full-path="Formula-61/"/>
  <manifest:file-entry manifest:media-type="text/xml" manifest:full-path="Formula-62/settings.xml"/>
  <manifest:file-entry manifest:media-type="text/xml" manifest:full-path="Formula-62/content.xml"/>
  <manifest:file-entry manifest:media-type="application/vnd.oasis.opendocument.formula" manifest:version="1.2" manifest:full-path="Formula-62/"/>
  <manifest:file-entry manifest:media-type="text/xml" manifest:full-path="Formula-58/settings.xml"/>
  <manifest:file-entry manifest:media-type="text/xml" manifest:full-path="Formula-58/content.xml"/>
  <manifest:file-entry manifest:media-type="application/vnd.oasis.opendocument.formula" manifest:version="1.2" manifest:full-path="Formula-58/"/>
  <manifest:file-entry manifest:media-type="application/x-openoffice-gdimetafile;windows_formatname=&quot;GDIMetaFile&quot;" manifest:full-path="ObjectReplacements/Formula-12"/>
  <manifest:file-entry manifest:media-type="application/x-openoffice-gdimetafile;windows_formatname=&quot;GDIMetaFile&quot;" manifest:full-path="ObjectReplacements/Formula-1"/>
  <manifest:file-entry manifest:media-type="application/x-openoffice-gdimetafile;windows_formatname=&quot;GDIMetaFile&quot;" manifest:full-path="ObjectReplacements/Formula-23"/>
  <manifest:file-entry manifest:media-type="application/x-openoffice-gdimetafile;windows_formatname=&quot;GDIMetaFile&quot;" manifest:full-path="ObjectReplacements/Formula-13"/>
  <manifest:file-entry manifest:media-type="application/x-openoffice-gdimetafile;windows_formatname=&quot;GDIMetaFile&quot;" manifest:full-path="ObjectReplacements/Formula-2"/>
  <manifest:file-entry manifest:media-type="application/x-openoffice-gdimetafile;windows_formatname=&quot;GDIMetaFile&quot;" manifest:full-path="ObjectReplacements/Formula-24"/>
  <manifest:file-entry manifest:media-type="application/x-openoffice-gdimetafile;windows_formatname=&quot;GDIMetaFile&quot;" manifest:full-path="ObjectReplacements/Formula-14"/>
  <manifest:file-entry manifest:media-type="application/x-openoffice-gdimetafile;windows_formatname=&quot;GDIMetaFile&quot;" manifest:full-path="ObjectReplacements/Formula-25"/>
  <manifest:file-entry manifest:media-type="application/x-openoffice-gdimetafile;windows_formatname=&quot;GDIMetaFile&quot;" manifest:full-path="ObjectReplacements/Formula-15"/>
  <manifest:file-entry manifest:media-type="application/x-openoffice-gdimetafile;windows_formatname=&quot;GDIMetaFile&quot;" manifest:full-path="ObjectReplacements/Formula-26"/>
  <manifest:file-entry manifest:media-type="application/x-openoffice-gdimetafile;windows_formatname=&quot;GDIMetaFile&quot;" manifest:full-path="ObjectReplacements/Formula-16"/>
  <manifest:file-entry manifest:media-type="application/x-openoffice-gdimetafile;windows_formatname=&quot;GDIMetaFile&quot;" manifest:full-path="ObjectReplacements/Formula-27"/>
  <manifest:file-entry manifest:media-type="application/x-openoffice-gdimetafile;windows_formatname=&quot;GDIMetaFile&quot;" manifest:full-path="ObjectReplacements/Formula-17"/>
  <manifest:file-entry manifest:media-type="application/x-openoffice-gdimetafile;windows_formatname=&quot;GDIMetaFile&quot;" manifest:full-path="ObjectReplacements/Formula-28"/>
  <manifest:file-entry manifest:media-type="application/x-openoffice-gdimetafile;windows_formatname=&quot;GDIMetaFile&quot;" manifest:full-path="ObjectReplacements/Formula-18"/>
  <manifest:file-entry manifest:media-type="application/x-openoffice-gdimetafile;windows_formatname=&quot;GDIMetaFile&quot;" manifest:full-path="ObjectReplacements/Formula-29"/>
  <manifest:file-entry manifest:media-type="application/x-openoffice-gdimetafile;windows_formatname=&quot;GDIMetaFile&quot;" manifest:full-path="ObjectReplacements/Formula-19"/>
  <manifest:file-entry manifest:media-type="application/x-openoffice-gdimetafile;windows_formatname=&quot;GDIMetaFile&quot;" manifest:full-path="ObjectReplacements/Formula-10"/>
  <manifest:file-entry manifest:media-type="application/x-openoffice-gdimetafile;windows_formatname=&quot;GDIMetaFile&quot;" manifest:full-path="ObjectReplacements/Formula-69"/>
  <manifest:file-entry manifest:media-type="application/x-openoffice-gdimetafile;windows_formatname=&quot;GDIMetaFile&quot;" manifest:full-path="ObjectReplacements/Formula-11"/>
  <manifest:file-entry manifest:media-type="application/x-openoffice-gdimetafile;windows_formatname=&quot;GDIMetaFile&quot;" manifest:full-path="ObjectReplacements/Formula-20"/>
  <manifest:file-entry manifest:media-type="application/x-openoffice-gdimetafile;windows_formatname=&quot;GDIMetaFile&quot;" manifest:full-path="ObjectReplacements/Formula-21"/>
  <manifest:file-entry manifest:media-type="application/x-openoffice-gdimetafile;windows_formatname=&quot;GDIMetaFile&quot;" manifest:full-path="ObjectReplacements/Formula-22"/>
  <manifest:file-entry manifest:media-type="application/x-openoffice-gdimetafile;windows_formatname=&quot;GDIMetaFile&quot;" manifest:full-path="ObjectReplacements/Formula-0"/>
  <manifest:file-entry manifest:media-type="application/x-openoffice-gdimetafile;windows_formatname=&quot;GDIMetaFile&quot;" manifest:full-path="ObjectReplacements/Formula-30"/>
  <manifest:file-entry manifest:media-type="application/x-openoffice-gdimetafile;windows_formatname=&quot;GDIMetaFile&quot;" manifest:full-path="ObjectReplacements/Formula-31"/>
  <manifest:file-entry manifest:media-type="application/x-openoffice-gdimetafile;windows_formatname=&quot;GDIMetaFile&quot;" manifest:full-path="ObjectReplacements/Formula-32"/>
  <manifest:file-entry manifest:media-type="application/x-openoffice-gdimetafile;windows_formatname=&quot;GDIMetaFile&quot;" manifest:full-path="ObjectReplacements/Formula-33"/>
  <manifest:file-entry manifest:media-type="application/x-openoffice-gdimetafile;windows_formatname=&quot;GDIMetaFile&quot;" manifest:full-path="ObjectReplacements/Formula-34"/>
  <manifest:file-entry manifest:media-type="application/x-openoffice-gdimetafile;windows_formatname=&quot;GDIMetaFile&quot;" manifest:full-path="ObjectReplacements/Formula-35"/>
  <manifest:file-entry manifest:media-type="application/x-openoffice-gdimetafile;windows_formatname=&quot;GDIMetaFile&quot;" manifest:full-path="ObjectReplacements/Formula-36"/>
  <manifest:file-entry manifest:media-type="application/x-openoffice-gdimetafile;windows_formatname=&quot;GDIMetaFile&quot;" manifest:full-path="ObjectReplacements/Formula-40"/>
  <manifest:file-entry manifest:media-type="application/x-openoffice-gdimetafile;windows_formatname=&quot;GDIMetaFile&quot;" manifest:full-path="ObjectReplacements/Formula-3"/>
  <manifest:file-entry manifest:media-type="application/x-openoffice-gdimetafile;windows_formatname=&quot;GDIMetaFile&quot;" manifest:full-path="ObjectReplacements/Formula-41"/>
  <manifest:file-entry manifest:media-type="application/x-openoffice-gdimetafile;windows_formatname=&quot;GDIMetaFile&quot;" manifest:full-path="ObjectReplacements/Formula-4"/>
  <manifest:file-entry manifest:media-type="application/x-openoffice-gdimetafile;windows_formatname=&quot;GDIMetaFile&quot;" manifest:full-path="ObjectReplacements/Formula-5"/>
  <manifest:file-entry manifest:media-type="application/x-openoffice-gdimetafile;windows_formatname=&quot;GDIMetaFile&quot;" manifest:full-path="ObjectReplacements/Formula-42"/>
  <manifest:file-entry manifest:media-type="application/x-openoffice-gdimetafile;windows_formatname=&quot;GDIMetaFile&quot;" manifest:full-path="ObjectReplacements/Formula-6"/>
  <manifest:file-entry manifest:media-type="application/x-openoffice-gdimetafile;windows_formatname=&quot;GDIMetaFile&quot;" manifest:full-path="ObjectReplacements/Formula-43"/>
  <manifest:file-entry manifest:media-type="application/x-openoffice-gdimetafile;windows_formatname=&quot;GDIMetaFile&quot;" manifest:full-path="ObjectReplacements/Formula-7"/>
  <manifest:file-entry manifest:media-type="application/x-openoffice-gdimetafile;windows_formatname=&quot;GDIMetaFile&quot;" manifest:full-path="ObjectReplacements/Formula-44"/>
  <manifest:file-entry manifest:media-type="application/x-openoffice-gdimetafile;windows_formatname=&quot;GDIMetaFile&quot;" manifest:full-path="ObjectReplacements/Formula-8"/>
  <manifest:file-entry manifest:media-type="application/x-openoffice-gdimetafile;windows_formatname=&quot;GDIMetaFile&quot;" manifest:full-path="ObjectReplacements/Formula-45"/>
  <manifest:file-entry manifest:media-type="application/x-openoffice-gdimetafile;windows_formatname=&quot;GDIMetaFile&quot;" manifest:full-path="ObjectReplacements/Formula-9"/>
  <manifest:file-entry manifest:media-type="application/x-openoffice-gdimetafile;windows_formatname=&quot;GDIMetaFile&quot;" manifest:full-path="ObjectReplacements/Formula-46"/>
  <manifest:file-entry manifest:media-type="application/x-openoffice-gdimetafile;windows_formatname=&quot;GDIMetaFile&quot;" manifest:full-path="ObjectReplacements/Formula-47"/>
  <manifest:file-entry manifest:media-type="application/x-openoffice-gdimetafile;windows_formatname=&quot;GDIMetaFile&quot;" manifest:full-path="ObjectReplacements/Formula-48"/>
  <manifest:file-entry manifest:media-type="application/x-openoffice-gdimetafile;windows_formatname=&quot;GDIMetaFile&quot;" manifest:full-path="ObjectReplacements/Formula-49"/>
  <manifest:file-entry manifest:media-type="application/x-openoffice-gdimetafile;windows_formatname=&quot;GDIMetaFile&quot;" manifest:full-path="ObjectReplacements/Formula-50"/>
  <manifest:file-entry manifest:media-type="application/x-openoffice-gdimetafile;windows_formatname=&quot;GDIMetaFile&quot;" manifest:full-path="ObjectReplacements/Formula-51"/>
  <manifest:file-entry manifest:media-type="application/x-openoffice-gdimetafile;windows_formatname=&quot;GDIMetaFile&quot;" manifest:full-path="ObjectReplacements/Formula-52"/>
  <manifest:file-entry manifest:media-type="application/x-openoffice-gdimetafile;windows_formatname=&quot;GDIMetaFile&quot;" manifest:full-path="ObjectReplacements/Formula-53"/>
  <manifest:file-entry manifest:media-type="application/x-openoffice-gdimetafile;windows_formatname=&quot;GDIMetaFile&quot;" manifest:full-path="ObjectReplacements/Formula-54"/>
  <manifest:file-entry manifest:media-type="application/x-openoffice-gdimetafile;windows_formatname=&quot;GDIMetaFile&quot;" manifest:full-path="ObjectReplacements/Formula-59"/>
  <manifest:file-entry manifest:media-type="application/x-openoffice-gdimetafile;windows_formatname=&quot;GDIMetaFile&quot;" manifest:full-path="ObjectReplacements/Formula-60"/>
  <manifest:file-entry manifest:media-type="application/x-openoffice-gdimetafile;windows_formatname=&quot;GDIMetaFile&quot;" manifest:full-path="ObjectReplacements/Formula-61"/>
  <manifest:file-entry manifest:media-type="application/x-openoffice-gdimetafile;windows_formatname=&quot;GDIMetaFile&quot;" manifest:full-path="ObjectReplacements/Formula-62"/>
  <manifest:file-entry manifest:media-type="application/x-openoffice-gdimetafile;windows_formatname=&quot;GDIMetaFile&quot;" manifest:full-path="ObjectReplacements/Formula-63"/>
  <manifest:file-entry manifest:media-type="application/x-openoffice-gdimetafile;windows_formatname=&quot;GDIMetaFile&quot;" manifest:full-path="ObjectReplacements/Formula-64"/>
  <manifest:file-entry manifest:media-type="application/x-openoffice-gdimetafile;windows_formatname=&quot;GDIMetaFile&quot;" manifest:full-path="ObjectReplacements/Formula-55"/>
  <manifest:file-entry manifest:media-type="application/x-openoffice-gdimetafile;windows_formatname=&quot;GDIMetaFile&quot;" manifest:full-path="ObjectReplacements/Formula-37"/>
  <manifest:file-entry manifest:media-type="application/x-openoffice-gdimetafile;windows_formatname=&quot;GDIMetaFile&quot;" manifest:full-path="ObjectReplacements/Formula-70"/>
  <manifest:file-entry manifest:media-type="application/x-openoffice-gdimetafile;windows_formatname=&quot;GDIMetaFile&quot;" manifest:full-path="ObjectReplacements/Formula-68"/>
  <manifest:file-entry manifest:media-type="application/x-openoffice-gdimetafile;windows_formatname=&quot;GDIMetaFile&quot;" manifest:full-path="ObjectReplacements/Formula-65"/>
  <manifest:file-entry manifest:media-type="application/x-openoffice-gdimetafile;windows_formatname=&quot;GDIMetaFile&quot;" manifest:full-path="ObjectReplacements/Formula-56"/>
  <manifest:file-entry manifest:media-type="application/x-openoffice-gdimetafile;windows_formatname=&quot;GDIMetaFile&quot;" manifest:full-path="ObjectReplacements/Formula-38"/>
  <manifest:file-entry manifest:media-type="application/x-openoffice-gdimetafile;windows_formatname=&quot;GDIMetaFile&quot;" manifest:full-path="ObjectReplacements/Formula-71"/>
  <manifest:file-entry manifest:media-type="application/x-openoffice-gdimetafile;windows_formatname=&quot;GDIMetaFile&quot;" manifest:full-path="ObjectReplacements/Formula-66"/>
  <manifest:file-entry manifest:media-type="application/x-openoffice-gdimetafile;windows_formatname=&quot;GDIMetaFile&quot;" manifest:full-path="ObjectReplacements/Formula-57"/>
  <manifest:file-entry manifest:media-type="application/x-openoffice-gdimetafile;windows_formatname=&quot;GDIMetaFile&quot;" manifest:full-path="ObjectReplacements/Formula-39"/>
  <manifest:file-entry manifest:media-type="application/x-openoffice-gdimetafile;windows_formatname=&quot;GDIMetaFile&quot;" manifest:full-path="ObjectReplacements/Formula-72"/>
  <manifest:file-entry manifest:media-type="application/x-openoffice-gdimetafile;windows_formatname=&quot;GDIMetaFile&quot;" manifest:full-path="ObjectReplacements/Formula-67"/>
  <manifest:file-entry manifest:media-type="application/x-openoffice-gdimetafile;windows_formatname=&quot;GDIMetaFile&quot;" manifest:full-path="ObjectReplacements/Formula-58"/>
  <manifest:file-entry manifest:media-type="application/x-openoffice-gdimetafile;windows_formatname=&quot;GDIMetaFile&quot;" manifest:full-path="ObjectReplacements/Formula-73"/>
  <manifest:file-entry manifest:media-type="text/xml" manifest:full-path="Formula-63/settings.xml"/>
  <manifest:file-entry manifest:media-type="text/xml" manifest:full-path="Formula-63/content.xml"/>
  <manifest:file-entry manifest:media-type="application/vnd.oasis.opendocument.formula" manifest:version="1.2" manifest:full-path="Formula-63/"/>
  <manifest:file-entry manifest:media-type="application/xml" manifest:full-path="Formula-68/content.xml"/>
  <manifest:file-entry manifest:media-type="application/vnd.oasis.opendocument.formula" manifest:full-path="Formula-68/"/>
  <manifest:file-entry manifest:media-type="application/xml" manifest:full-path="Formula-64/content.xml"/>
  <manifest:file-entry manifest:media-type="application/vnd.oasis.opendocument.formula" manifest:full-path="Formula-64/"/>
  <manifest:file-entry manifest:media-type="text/xml" manifest:full-path="Formula-55/settings.xml"/>
  <manifest:file-entry manifest:media-type="text/xml" manifest:full-path="Formula-55/content.xml"/>
  <manifest:file-entry manifest:media-type="application/vnd.oasis.opendocument.formula" manifest:version="1.2" manifest:full-path="Formula-55/"/>
  <manifest:file-entry manifest:media-type="application/xml" manifest:full-path="Formula-37/content.xml"/>
  <manifest:file-entry manifest:media-type="application/vnd.oasis.opendocument.formula" manifest:full-path="Formula-37/"/>
  <manifest:file-entry manifest:media-type="application/xml" manifest:full-path="Formula-70/content.xml"/>
  <manifest:file-entry manifest:media-type="application/vnd.oasis.opendocument.formula" manifest:full-path="Formula-70/"/>
  <manifest:file-entry manifest:media-type="text/xml" manifest:full-path="Formula-65/settings.xml"/>
  <manifest:file-entry manifest:media-type="text/xml" manifest:full-path="Formula-65/content.xml"/>
  <manifest:file-entry manifest:media-type="application/vnd.oasis.opendocument.formula" manifest:version="1.2" manifest:full-path="Formula-65/"/>
  <manifest:file-entry manifest:media-type="text/xml" manifest:full-path="Formula-56/settings.xml"/>
  <manifest:file-entry manifest:media-type="text/xml" manifest:full-path="Formula-56/content.xml"/>
  <manifest:file-entry manifest:media-type="application/vnd.oasis.opendocument.formula" manifest:version="1.2" manifest:full-path="Formula-56/"/>
  <manifest:file-entry manifest:media-type="application/xml" manifest:full-path="Formula-38/content.xml"/>
  <manifest:file-entry manifest:media-type="application/vnd.oasis.opendocument.formula" manifest:full-path="Formula-38/"/>
  <manifest:file-entry manifest:media-type="text/xml" manifest:full-path="Formula-71/settings.xml"/>
  <manifest:file-entry manifest:media-type="text/xml" manifest:full-path="Formula-71/content.xml"/>
  <manifest:file-entry manifest:media-type="application/vnd.oasis.opendocument.formula" manifest:version="1.2" manifest:full-path="Formula-71/"/>
  <manifest:file-entry manifest:media-type="application/xml" manifest:full-path="Formula-66/content.xml"/>
  <manifest:file-entry manifest:media-type="application/vnd.oasis.opendocument.formula" manifest:full-path="Formula-66/"/>
  <manifest:file-entry manifest:media-type="text/xml" manifest:full-path="Formula-57/settings.xml"/>
  <manifest:file-entry manifest:media-type="text/xml" manifest:full-path="Formula-57/content.xml"/>
  <manifest:file-entry manifest:media-type="application/vnd.oasis.opendocument.formula" manifest:version="1.2" manifest:full-path="Formula-57/"/>
  <manifest:file-entry manifest:media-type="application/xml" manifest:full-path="Formula-39/content.xml"/>
  <manifest:file-entry manifest:media-type="application/vnd.oasis.opendocument.formula" manifest:full-path="Formula-39/"/>
  <manifest:file-entry manifest:media-type="text/xml" manifest:full-path="Formula-72/settings.xml"/>
  <manifest:file-entry manifest:media-type="text/xml" manifest:full-path="Formula-72/content.xml"/>
  <manifest:file-entry manifest:media-type="application/vnd.oasis.opendocument.formula" manifest:version="1.2" manifest:full-path="Formula-72/"/>
  <manifest:file-entry manifest:media-type="application/xml" manifest:full-path="Formula-67/content.xml"/>
  <manifest:file-entry manifest:media-type="application/vnd.oasis.opendocument.formula" manifest:full-path="Formula-67/"/>
  <manifest:file-entry manifest:media-type="text/xml" manifest:full-path="Formula-73/settings.xml"/>
  <manifest:file-entry manifest:media-type="text/xml" manifest:full-path="Formula-73/content.xml"/>
  <manifest:file-entry manifest:media-type="application/vnd.oasis.opendocument.formula" manifest:version="1.2" manifest:full-path="Formula-7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T1" style:family="text">
      <style:text-properties style:text-position="sub 58%"/>
    </style:style>
    <style:style style:name="T2" style:family="text">
      <style:text-properties fo:font-style="italic" style:font-style-asian="italic" style:font-style-complex="italic"/>
    </style:style>
    <style:style style:name="fr1" style:family="graphic" style:parent-style-name="OLE">
      <style:graphic-properties style:vertical-pos="top" style:vertical-rel="baseline"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 description</text:h>
      <text:h text:style-name="Heading_20_2" text:outline-level="2">Agents and rules</text:h>
      <text:p text:style-name="First_20_paragraph">The world is represented by a square lattice <draw:frame draw:style-name="fr1" draw:name="1" text:anchor-type="as-char" svg:width="2.297cm" svg:height="0.54cm" draw:z-index="0"><draw:object xlink:href="./Formula-0" xlink:type="simple" xlink:show="embed" xlink:actuate="onLoad"/><draw:image xlink:href="./ObjectReplacements/Formula-0" xlink:type="simple" xlink:show="embed" xlink:actuate="onLoad"/></draw:frame> composed of cells that are empty or occupied (Fig. [fig<text:span text:style-name="T1">l</text:span>attice]). This is denoted by a function <draw:frame draw:style-name="fr1" draw:name="2" text:anchor-type="as-char" svg:width="3.074cm" svg:height="0.506cm" draw:z-index="1"><draw:object xlink:href="./Formula-1" xlink:type="simple" xlink:show="embed" xlink:actuate="onLoad"/><draw:image xlink:href="./ObjectReplacements/Formula-1" xlink:type="simple" xlink:show="embed" xlink:actuate="onLoad"/></draw:frame>, where time <draw:frame draw:style-name="fr1" draw:name="3" text:anchor-type="as-char" svg:width="0.353cm" svg:height="0.467cm" draw:z-index="2"><draw:object xlink:href="./Formula-2" xlink:type="simple" xlink:show="embed" xlink:actuate="onLoad"/><draw:image xlink:href="./ObjectReplacements/Formula-2" xlink:type="simple" xlink:show="embed" xlink:actuate="onLoad"/></draw:frame> follows an iterative sequence <draw:frame draw:style-name="fr1" draw:name="4" text:anchor-type="as-char" svg:width="4.577cm" svg:height="0.492cm" draw:z-index="3"><draw:object xlink:href="./Formula-3" xlink:type="simple" xlink:show="embed" xlink:actuate="onLoad"/><draw:image xlink:href="./ObjectReplacements/Formula-3" xlink:type="simple" xlink:show="embed" xlink:actuate="onLoad"/></draw:frame>  with a regular time step <draw:frame draw:style-name="fr1" draw:name="5" text:anchor-type="as-char" svg:width="0.397cm" svg:height="0.467cm" draw:z-index="4"><draw:object xlink:href="./Formula-4" xlink:type="simple" xlink:show="embed" xlink:actuate="onLoad"/><draw:image xlink:href="./ObjectReplacements/Formula-4" xlink:type="simple" xlink:show="embed" xlink:actuate="onLoad"/></draw:frame>. Another evolving structure is laid out on top of the lattice: a Euclidean network <draw:frame draw:style-name="fr1" draw:name="6" text:anchor-type="as-char" svg:width="3.681cm" svg:height="0.506cm" draw:z-index="5"><draw:object xlink:href="./Formula-5" xlink:type="simple" xlink:show="embed" xlink:actuate="onLoad"/><draw:image xlink:href="./ObjectReplacements/Formula-5" xlink:type="simple" xlink:show="embed" xlink:actuate="onLoad"/></draw:frame> whose vertices <draw:frame draw:style-name="fr1" draw:name="7" text:anchor-type="as-char" svg:width="0.527cm" svg:height="0.467cm" draw:z-index="6"><draw:object xlink:href="./Formula-6" xlink:type="simple" xlink:show="embed" xlink:actuate="onLoad"/><draw:image xlink:href="./ObjectReplacements/Formula-6" xlink:type="simple" xlink:show="embed" xlink:actuate="onLoad"/></draw:frame> are a finite subset of the world and edges <draw:frame draw:style-name="fr1" draw:name="8" text:anchor-type="as-char" svg:width="0.519cm" svg:height="0.467cm" draw:z-index="7"><draw:object xlink:href="./Formula-7" xlink:type="simple" xlink:show="embed" xlink:actuate="onLoad"/><draw:image xlink:href="./ObjectReplacements/Formula-7" xlink:type="simple" xlink:show="embed" xlink:actuate="onLoad"/></draw:frame> (its agents) represent <text:span text:style-name="T2">roads</text:span>. In the beginning, the lattice is empty: <draw:frame draw:style-name="fr1" draw:name="9" text:anchor-type="as-char" svg:width="2.409cm" svg:height="0.506cm" draw:z-index="8"><draw:object xlink:href="./Formula-8" xlink:type="simple" xlink:show="embed" xlink:actuate="onLoad"/><draw:image xlink:href="./ObjectReplacements/Formula-8" xlink:type="simple" xlink:show="embed" xlink:actuate="onLoad"/></draw:frame>, and the network is either initialized randomly (e.g. uniformly) or set to a user-specified configuration <draw:frame draw:style-name="fr1" draw:name="10" text:anchor-type="as-char" svg:width="2.96cm" svg:height="0.54cm" draw:z-index="9"><draw:object xlink:href="./Formula-9" xlink:type="simple" xlink:show="embed" xlink:actuate="onLoad"/><draw:image xlink:href="./ObjectReplacements/Formula-9" xlink:type="simple" xlink:show="embed" xlink:actuate="onLoad"/></draw:frame>. In order to translate functional mechanisms into the growth of a city, we assume that the initial vertices include a subset formed by <text:span text:style-name="T2">city</text:span><text:span text:style-name="T2"> </text:span><text:span text:style-name="T2">centers</text:span>, <draw:frame draw:style-name="fr1" draw:name="11" text:anchor-type="as-char" svg:width="1.466cm" svg:height="0.531cm" draw:z-index="10"><draw:object xlink:href="./Formula-10" xlink:type="simple" xlink:show="embed" xlink:actuate="onLoad"/><draw:image xlink:href="./ObjectReplacements/Formula-10" xlink:type="simple" xlink:show="embed" xlink:actuate="onLoad"/></draw:frame>, which have integer <text:span text:style-name="T2">activities</text:span>, denoted by <draw:frame draw:style-name="fr1" draw:name="12" text:anchor-type="as-char" svg:width="3.563cm" svg:height="0.531cm" draw:z-index="11"><draw:object xlink:href="./Formula-11" xlink:type="simple" xlink:show="embed" xlink:actuate="onLoad"/><draw:image xlink:href="./ObjectReplacements/Formula-11" xlink:type="simple" xlink:show="embed" xlink:actuate="onLoad"/></draw:frame>.</text:p>
      <text:p text:style-name="Text_20_body">To characterize the urban structures emerging in this world, we define in general a set of <draw:frame draw:style-name="fr1" draw:name="13" text:anchor-type="as-char" svg:width="0.445cm" svg:height="0.467cm" draw:z-index="12"><draw:object xlink:href="./Formula-12" xlink:type="simple" xlink:show="embed" xlink:actuate="onLoad"/><draw:image xlink:href="./ObjectReplacements/Formula-12" xlink:type="simple" xlink:show="embed" xlink:actuate="onLoad"/></draw:frame> functions of the lattice, <draw:frame draw:style-name="fr1" draw:name="14" text:anchor-type="as-char" svg:width="3.201cm" svg:height="0.54cm" draw:z-index="13"><draw:object xlink:href="./Formula-13" xlink:type="simple" xlink:show="embed" xlink:actuate="onLoad"/><draw:image xlink:href="./ObjectReplacements/Formula-13" xlink:type="simple" xlink:show="embed" xlink:actuate="onLoad"/></draw:frame>, called <text:span text:style-name="T2">explicative</text:span><text:span text:style-name="T2"> </text:span><text:span text:style-name="T2">variables</text:span>. These variables are here: <draw:frame draw:style-name="fr1" draw:name="15" text:anchor-type="as-char" svg:width="0.589cm" svg:height="0.531cm" draw:z-index="14"><draw:object xlink:href="./Formula-14" xlink:type="simple" xlink:show="embed" xlink:actuate="onLoad"/><draw:image xlink:href="./ObjectReplacements/Formula-14" xlink:type="simple" xlink:show="embed" xlink:actuate="onLoad"/></draw:frame>, the <text:span text:style-name="T2">density</text:span>, i.e. the average <draw:frame draw:style-name="fr1" draw:name="16" text:anchor-type="as-char" svg:width="0.429cm" svg:height="0.467cm" draw:z-index="15"><draw:object xlink:href="./Formula-15" xlink:type="simple" xlink:show="embed" xlink:actuate="onLoad"/><draw:image xlink:href="./ObjectReplacements/Formula-15" xlink:type="simple" xlink:show="embed" xlink:actuate="onLoad"/></draw:frame> around a cell <draw:frame draw:style-name="fr1" draw:name="17" text:anchor-type="as-char" svg:width="1.15cm" svg:height="0.506cm" draw:z-index="16"><draw:object xlink:href="./Formula-16" xlink:type="simple" xlink:show="embed" xlink:actuate="onLoad"/><draw:image xlink:href="./ObjectReplacements/Formula-16" xlink:type="simple" xlink:show="embed" xlink:actuate="onLoad"/></draw:frame> in a circular neighborhood of radius <draw:frame draw:style-name="fr1" draw:name="18" text:anchor-type="as-char" svg:width="0.459cm" svg:height="0.467cm" draw:z-index="17"><draw:object xlink:href="./Formula-17" xlink:type="simple" xlink:show="embed" xlink:actuate="onLoad"/><draw:image xlink:href="./ObjectReplacements/Formula-17" xlink:type="simple" xlink:show="embed" xlink:actuate="onLoad"/></draw:frame>; <draw:frame draw:style-name="fr1" draw:name="19" text:anchor-type="as-char" svg:width="0.6cm" svg:height="0.531cm" draw:z-index="18"><draw:object xlink:href="./Formula-18" xlink:type="simple" xlink:show="embed" xlink:actuate="onLoad"/><draw:image xlink:href="./ObjectReplacements/Formula-18" xlink:type="simple" xlink:show="embed" xlink:actuate="onLoad"/></draw:frame>, the Euclidean <text:span text:style-name="T2">distance</text:span> of a cell to the nearest road; <draw:frame draw:style-name="fr1" draw:name="20" text:anchor-type="as-char" svg:width="0.591cm" svg:height="0.531cm" draw:z-index="19"><draw:object xlink:href="./Formula-19" xlink:type="simple" xlink:show="embed" xlink:actuate="onLoad"/><draw:image xlink:href="./ObjectReplacements/Formula-19" xlink:type="simple" xlink:show="embed" xlink:actuate="onLoad"/></draw:frame> the <text:span text:style-name="T2">network-distance</text:span> of a cell to the nearest city center, i.e. the sum of <draw:frame draw:style-name="fr1" draw:name="21" text:anchor-type="as-char" svg:width="0.6cm" svg:height="0.531cm" draw:z-index="20"><draw:object xlink:href="./Formula-20" xlink:type="simple" xlink:show="embed" xlink:actuate="onLoad"/><draw:image xlink:href="./ObjectReplacements/Formula-20" xlink:type="simple" xlink:show="embed" xlink:actuate="onLoad"/></draw:frame> and edge lengths; and <draw:frame draw:style-name="fr1" draw:name="22" text:anchor-type="as-char" svg:width="0.601cm" svg:height="0.531cm" draw:z-index="21"><draw:object xlink:href="./Formula-21" xlink:type="simple" xlink:show="embed" xlink:actuate="onLoad"/><draw:image xlink:href="./ObjectReplacements/Formula-21" xlink:type="simple" xlink:show="embed" xlink:actuate="onLoad"/></draw:frame>, the <text:span text:style-name="T2">accessibility</text:span> of activities (or rather difficulty thereof), written</text:p>
      <text:p text:style-name="Text_20_body"><draw:frame draw:style-name="fr2" draw:name="23" text:anchor-type="paragraph" svg:width="6.893cm" svg:height="1.312cm" draw:z-index="22"><draw:object xlink:href="./Formula-22" xlink:type="simple" xlink:show="embed" xlink:actuate="onLoad"/><draw:image xlink:href="./ObjectReplacements/Formula-22" xlink:type="simple" xlink:show="embed" xlink:actuate="onLoad"/></draw:frame></text:p>
      <text:p text:style-name="Text_20_body">where <draw:frame draw:style-name="fr1" draw:name="24" text:anchor-type="as-char" svg:width="2.406cm" svg:height="0.54cm" draw:z-index="23"><draw:object xlink:href="./Formula-23" xlink:type="simple" xlink:show="embed" xlink:actuate="onLoad"/><draw:image xlink:href="./ObjectReplacements/Formula-23" xlink:type="simple" xlink:show="embed" xlink:actuate="onLoad"/></draw:frame> is the network-distance of the cell to the nearest center with an activity <draw:frame draw:style-name="fr1" draw:name="25" text:anchor-type="as-char" svg:width="0.43cm" svg:height="0.467cm" draw:z-index="24"><draw:object xlink:href="./Formula-24" xlink:type="simple" xlink:show="embed" xlink:actuate="onLoad"/><draw:image xlink:href="./ObjectReplacements/Formula-24" xlink:type="simple" xlink:show="embed" xlink:actuate="onLoad"/></draw:frame>, and <draw:frame draw:style-name="fr1" draw:name="26" text:anchor-type="as-char" svg:width="1.191cm" svg:height="0.531cm" draw:z-index="25"><draw:object xlink:href="./Formula-25" xlink:type="simple" xlink:show="embed" xlink:actuate="onLoad"/><draw:image xlink:href="./ObjectReplacements/Formula-25" xlink:type="simple" xlink:show="embed" xlink:actuate="onLoad"/></draw:frame> (typically 3) defines a <draw:frame draw:style-name="fr1" draw:name="27" text:anchor-type="as-char" svg:width="0.489cm" svg:height="0.467cm" draw:z-index="26"><draw:object xlink:href="./Formula-26" xlink:type="simple" xlink:show="embed" xlink:actuate="onLoad"/><draw:image xlink:href="./ObjectReplacements/Formula-26" xlink:type="simple" xlink:show="embed" xlink:actuate="onLoad"/></draw:frame>-norm.</text:p>
      <text:p text:style-name="Text_20_body">A set of weights <draw:frame draw:style-name="fr1" draw:name="28" text:anchor-type="as-char" svg:width="3.364cm" svg:height="0.591cm" draw:z-index="27"><draw:object xlink:href="./Formula-27" xlink:type="simple" xlink:show="embed" xlink:actuate="onLoad"/><draw:image xlink:href="./ObjectReplacements/Formula-27" xlink:type="simple" xlink:show="embed" xlink:actuate="onLoad"/></draw:frame> is assigned to these variables to tune their respective influence on what we define as the net <text:span text:style-name="T2">land</text:span><text:span text:style-name="T2"> </text:span><text:span text:style-name="T2">value</text:span> of a cell, as follows:</text:p>
      <text:p text:style-name="Text_20_body"><draw:frame draw:style-name="fr2" draw:name="29" text:anchor-type="paragraph" svg:width="8.022cm" svg:height="1.483cm" draw:z-index="28"><draw:object xlink:href="./Formula-28" xlink:type="simple" xlink:show="embed" xlink:actuate="onLoad"/><draw:image xlink:href="./ObjectReplacements/Formula-28" xlink:type="simple" xlink:show="embed" xlink:actuate="onLoad"/></draw:frame></text:p>
      <text:p text:style-name="Text_20_body">Houses are preferentially built where <draw:frame draw:style-name="fr1" draw:name="30" text:anchor-type="as-char" svg:width="0.422cm" svg:height="0.467cm" draw:z-index="69"><draw:object xlink:href="./Formula-29" xlink:type="simple" xlink:show="embed" xlink:actuate="onLoad"/><draw:image xlink:href="./ObjectReplacements/Formula-29" xlink:type="simple" xlink:show="embed" xlink:actuate="onLoad"/></draw:frame> is high, i.e. <draw:frame draw:style-name="fr1" draw:name="31" text:anchor-type="as-char" svg:width="0.609cm" svg:height="0.531cm" draw:z-index="70"><draw:object xlink:href="./Formula-30" xlink:type="simple" xlink:show="embed" xlink:actuate="onLoad"/><draw:image xlink:href="./ObjectReplacements/Formula-30" xlink:type="simple" xlink:show="embed" xlink:actuate="onLoad"/></draw:frame>’s are low. Thus the evolution of the system proceeds in three phases at each time step: </text:p>
      <text:list xml:id="list6564220700202320379" text:style-name="L1">
        <text:list-item>
          <text:p text:style-name="P2"><text:soft-page-break/>all values <draw:frame draw:style-name="fr1" draw:name="32" text:anchor-type="as-char" svg:width="1.399cm" svg:height="0.506cm" draw:z-index="71"><draw:object xlink:href="./Formula-31" xlink:type="simple" xlink:show="embed" xlink:actuate="onLoad"/><draw:image xlink:href="./ObjectReplacements/Formula-31" xlink:type="simple" xlink:show="embed" xlink:actuate="onLoad"/></draw:frame> are updated</text:p>
        </text:list-item>
        <text:list-item>
          <text:p text:style-name="P2">among the cells that have the best values, <draw:frame draw:style-name="fr1" draw:name="33" text:anchor-type="as-char" svg:width="0.429cm" svg:height="0.467cm" draw:z-index="72"><draw:object xlink:href="./Formula-32" xlink:type="simple" xlink:show="embed" xlink:actuate="onLoad"/><draw:image xlink:href="./ObjectReplacements/Formula-32" xlink:type="simple" xlink:show="embed" xlink:actuate="onLoad"/></draw:frame> new cells are randomly chosen and “built” (set to <draw:frame draw:style-name="fr1" draw:name="34" text:anchor-type="as-char" svg:width="0.991cm" svg:height="0.467cm" draw:z-index="73"><draw:object xlink:href="./Formula-33" xlink:type="simple" xlink:show="embed" xlink:actuate="onLoad"/><draw:image xlink:href="./ObjectReplacements/Formula-33" xlink:type="simple" xlink:show="embed" xlink:actuate="onLoad"/></draw:frame>)</text:p>
        </text:list-item>
        <text:list-item>
          <text:p text:style-name="P2">for each built cell, if <draw:frame draw:style-name="fr1" draw:name="35" text:anchor-type="as-char" svg:width="0.6cm" svg:height="0.531cm" draw:z-index="29"><draw:object xlink:href="./Formula-34" xlink:type="simple" xlink:show="embed" xlink:actuate="onLoad"/><draw:image xlink:href="./ObjectReplacements/Formula-34" xlink:type="simple" xlink:show="embed" xlink:actuate="onLoad"/></draw:frame> is greater than a threshold <draw:frame draw:style-name="fr1" draw:name="36" text:anchor-type="as-char" svg:width="0.573cm" svg:height="0.531cm" draw:z-index="30"><draw:object xlink:href="./Formula-35" xlink:type="simple" xlink:show="embed" xlink:actuate="onLoad"/><draw:image xlink:href="./ObjectReplacements/Formula-35" xlink:type="simple" xlink:show="embed" xlink:actuate="onLoad"/></draw:frame> (maximum isolation distance), then that cell is directly connected to the network by creating a new road branching out orthogonally from the nearest edge.</text:p>
        </text:list-item>
      </text:list>
      <text:p text:style-name="Text_20_body">Network initialization is random (see details in [sec<text:span text:style-name="T1">e</text:span>xtval]), and the selection of new cells is also random among identical values of <draw:frame draw:style-name="fr1" draw:name="37" text:anchor-type="as-char" svg:width="0.422cm" svg:height="0.467cm" draw:z-index="31"><draw:object xlink:href="./Formula-36" xlink:type="simple" xlink:show="embed" xlink:actuate="onLoad"/><draw:image xlink:href="./ObjectReplacements/Formula-36" xlink:type="simple" xlink:show="embed" xlink:actuate="onLoad"/></draw:frame>. A sensitivity analysis and model exploration is conducted in the next section to determine the relative effect of parameters with respect to these sources of randomness. In any case, growth is halted after a constant amount of time <draw:frame draw:style-name="fr1" draw:name="38" text:anchor-type="as-char" svg:width="0.496cm" svg:height="0.467cm" draw:z-index="32"><draw:object xlink:href="./Formula-37" xlink:type="simple" xlink:show="embed" xlink:actuate="onLoad"/><draw:image xlink:href="./ObjectReplacements/Formula-37" xlink:type="simple" xlink:show="embed" xlink:actuate="onLoad"/></draw:frame>, evaluated from experiments, so that the final structure is neither “unfinished” nor filling out the world (see [sec<text:span text:style-name="T1">e</text:span>xtval]). Fig. [fig<text:span text:style-name="T1">f</text:span>lowchart] displays the core ABMS flowchart with feedback interactions between agents.</text:p>
      <text:p text:style-name="Text_20_body"><text:span text:style-name="T2">The</text:span><text:span text:style-name="T2"> </text:span><text:span text:style-name="T2">hybrid</text:span><text:span text:style-name="T2"> </text:span><text:span text:style-name="T2">network/grid</text:span><text:span text:style-name="T2"> </text:span><text:span text:style-name="T2">model.</text:span><text:span text:style-name="T2"> </text:span><text:span text:style-name="T2">Blue</text:span><text:span text:style-name="T2"> </text:span><text:span text:style-name="T2">arrows</text:span>: feedback interactions. <text:span text:style-name="T2">Red</text:span><text:span text:style-name="T2"> </text:span><text:span text:style-name="T2">arrows</text:span>: output evaluation functions.</text:p>
      <text:p text:style-name="Text_20_body">[fig<text:span text:style-name="T1">l</text:span>attice]</text:p>
      <text:p text:style-name="Text_20_body"><text:span text:style-name="T2">The</text:span><text:span text:style-name="T2"> </text:span><text:span text:style-name="T2">hybrid</text:span><text:span text:style-name="T2"> </text:span><text:span text:style-name="T2">network/grid</text:span><text:span text:style-name="T2"> </text:span><text:span text:style-name="T2">model.</text:span><text:span text:style-name="T2"> </text:span><text:span text:style-name="T2">Blue</text:span><text:span text:style-name="T2"> </text:span><text:span text:style-name="T2">arrows</text:span>: feedback interactions. <text:span text:style-name="T2">Red</text:span><text:span text:style-name="T2"> </text:span><text:span text:style-name="T2">arrows</text:span>: output evaluation functions.</text:p>
      <text:p text:style-name="Text_20_body">[fig<text:span text:style-name="T1">f</text:span>lowchart]</text:p>
      <text:h text:style-name="Heading_20_2" text:outline-level="2">Evaluation functions</text:h>
      <text:p text:style-name="First_20_paragraph">Once a structure is generated, its properties need to be quantified so that it can be categorized or compared to other structures for optimization purposes. To this goal, we define various <text:span text:style-name="T2">evaluation</text:span><text:span text:style-name="T2"> </text:span><text:span text:style-name="T2">functions</text:span>, both objective quantification measures and structural fitness values. The measures described in this section take into account all the explicative variables, whose distributions over the grid are emergent properties that cannot be known in advance and are therefore essential to monitor.</text:p>
      <text:h text:style-name="Heading_20_4" text:outline-level="4">Morphology</text:h>
      <text:p text:style-name="First_20_paragraph">To assess the morphological structure of an urban configuration, we map it onto a 2D metric space defined by a pair of global indicators <draw:frame draw:style-name="fr1" draw:name="39" text:anchor-type="as-char" svg:width="1.358cm" svg:height="0.506cm" draw:z-index="33"><draw:object xlink:href="./Formula-38" xlink:type="simple" xlink:show="embed" xlink:actuate="onLoad"/><draw:image xlink:href="./ObjectReplacements/Formula-38" xlink:type="simple" xlink:show="embed" xlink:actuate="onLoad"/></draw:frame> called the <text:span text:style-name="T2">integrated</text:span><text:span text:style-name="T2"> </text:span><text:span text:style-name="T2">density</text:span> and the <text:span text:style-name="T2">Moran</text:span><text:span text:style-name="T2"> </text:span><text:span text:style-name="T2">index</text:span> (Fig. [fig<text:span text:style-name="T1">m</text:span>orpho]). The density <draw:frame draw:style-name="fr1" draw:name="40" text:anchor-type="as-char" svg:width="1.859cm" svg:height="0.482cm" draw:z-index="34"><draw:object xlink:href="./Formula-39" xlink:type="simple" xlink:show="embed" xlink:actuate="onLoad"/><draw:image xlink:href="./ObjectReplacements/Formula-39" xlink:type="simple" xlink:show="embed" xlink:actuate="onLoad"/></draw:frame> is calculated by taking the <draw:frame draw:style-name="fr1" draw:name="41" text:anchor-type="as-char" svg:width="0.489cm" svg:height="0.467cm" draw:z-index="35"><draw:object xlink:href="./Formula-40" xlink:type="simple" xlink:show="embed" xlink:actuate="onLoad"/><draw:image xlink:href="./ObjectReplacements/Formula-40" xlink:type="simple" xlink:show="embed" xlink:actuate="onLoad"/></draw:frame>-norm (with exponent <draw:frame draw:style-name="fr1" draw:name="42" text:anchor-type="as-char" svg:width="1.261cm" svg:height="0.531cm" draw:z-index="36"><draw:object xlink:href="./Formula-41" xlink:type="simple" xlink:show="embed" xlink:actuate="onLoad"/><draw:image xlink:href="./ObjectReplacements/Formula-41" xlink:type="simple" xlink:show="embed" xlink:actuate="onLoad"/></draw:frame>, typically 3) of the local densities <draw:frame draw:style-name="fr1" draw:name="43" text:anchor-type="as-char" svg:width="0.589cm" svg:height="0.531cm" draw:z-index="37"><draw:object xlink:href="./Formula-42" xlink:type="simple" xlink:show="embed" xlink:actuate="onLoad"/><draw:image xlink:href="./ObjectReplacements/Formula-42" xlink:type="simple" xlink:show="embed" xlink:actuate="onLoad"/></draw:frame>:</text:p>
      <text:p text:style-name="Text_20_body">$$D(t)=\left(\frac{1}{\sum_{i,j} \delta(i,j,t)}\!\!\sum_{\scriptstyle i,j=1\atop\scriptstyle\delta(i,j,t)\neq0}^N\!\!d_1(i,j,t)^{p_D}\right)^{1/p_D}$$</text:p>
      <text:p text:style-name="Text_20_body">Moran’s <draw:frame draw:style-name="fr1" draw:name="44" text:anchor-type="as-char" svg:width="0.429cm" svg:height="0.467cm" draw:z-index="38"><draw:object xlink:href="./Formula-43" xlink:type="simple" xlink:show="embed" xlink:actuate="onLoad"/><draw:image xlink:href="./ObjectReplacements/Formula-43" xlink:type="simple" xlink:show="embed" xlink:actuate="onLoad"/></draw:frame>, an index of spatial autocorrelation, is widely used in quantitative geography  to <text:soft-page-break/>evaluate the “polycentric” character of a distribution of populated cells. It is defined by</text:p>
      <text:p text:style-name="Text_20_body"><draw:frame draw:style-name="fr2" draw:name="45" text:anchor-type="paragraph" svg:width="7.392cm" svg:height="2.286cm" draw:z-index="39"><draw:object xlink:href="./Formula-44" xlink:type="simple" xlink:show="embed" xlink:actuate="onLoad"/><draw:image xlink:href="./ObjectReplacements/Formula-44" xlink:type="simple" xlink:show="embed" xlink:actuate="onLoad"/></draw:frame></text:p>
      <text:p text:style-name="Text_20_body">where the lattice is partitioned into <draw:frame draw:style-name="fr1" draw:name="46" text:anchor-type="as-char" svg:width="1.446cm" svg:height="0.467cm" draw:z-index="40"><draw:object xlink:href="./Formula-45" xlink:type="simple" xlink:show="embed" xlink:actuate="onLoad"/><draw:image xlink:href="./ObjectReplacements/Formula-45" xlink:type="simple" xlink:show="embed" xlink:actuate="onLoad"/></draw:frame> square areas, at an intermediate scale between cell size and world size (<draw:frame draw:style-name="fr1" draw:name="47" text:anchor-type="as-char" svg:width="2.021cm" svg:height="0.467cm" draw:z-index="41"><draw:object xlink:href="./Formula-46" xlink:type="simple" xlink:show="embed" xlink:actuate="onLoad"/><draw:image xlink:href="./ObjectReplacements/Formula-46" xlink:type="simple" xlink:show="embed" xlink:actuate="onLoad"/></draw:frame>), <draw:frame draw:style-name="fr1" draw:name="48" text:anchor-type="as-char" svg:width="0.778cm" svg:height="0.531cm" draw:z-index="42"><draw:object xlink:href="./Formula-47" xlink:type="simple" xlink:show="embed" xlink:actuate="onLoad"/><draw:image xlink:href="./ObjectReplacements/Formula-47" xlink:type="simple" xlink:show="embed" xlink:actuate="onLoad"/></draw:frame> is the distance between the centroids of areas <draw:frame draw:style-name="fr1" draw:name="49" text:anchor-type="as-char" svg:width="0.466cm" svg:height="0.467cm" draw:z-index="43"><draw:object xlink:href="./Formula-48" xlink:type="simple" xlink:show="embed" xlink:actuate="onLoad"/><draw:image xlink:href="./ObjectReplacements/Formula-48" xlink:type="simple" xlink:show="embed" xlink:actuate="onLoad"/></draw:frame> and <draw:frame draw:style-name="fr1" draw:name="50" text:anchor-type="as-char" svg:width="0.422cm" svg:height="0.467cm" draw:z-index="44"><draw:object xlink:href="./Formula-49" xlink:type="simple" xlink:show="embed" xlink:actuate="onLoad"/><draw:image xlink:href="./ObjectReplacements/Formula-49" xlink:type="simple" xlink:show="embed" xlink:actuate="onLoad"/></draw:frame>, <draw:frame draw:style-name="fr1" draw:name="51" text:anchor-type="as-char" svg:width="2.078cm" svg:height="0.577cm" draw:z-index="45"><draw:object xlink:href="./Formula-50" xlink:type="simple" xlink:show="embed" xlink:actuate="onLoad"/><draw:image xlink:href="./ObjectReplacements/Formula-50" xlink:type="simple" xlink:show="embed" xlink:actuate="onLoad"/></draw:frame> denotes the number of occupied cells in each area, and <draw:frame draw:style-name="fr1" draw:name="52" text:anchor-type="as-char" svg:width="0.515cm" svg:height="0.748cm" draw:z-index="46"><draw:object xlink:href="./Formula-51" xlink:type="simple" xlink:show="embed" xlink:actuate="onLoad"/><draw:image xlink:href="./ObjectReplacements/Formula-51" xlink:type="simple" xlink:show="embed" xlink:actuate="onLoad"/></draw:frame> is their global average. We can recognize in this formula the normalized ratio of a modified covariance (pairwise correlations divided by distances) and the variance of the distribution. Moran’s <draw:frame draw:style-name="fr1" draw:name="53" text:anchor-type="as-char" svg:width="0.429cm" svg:height="0.467cm" draw:z-index="47"><draw:object xlink:href="./Formula-52" xlink:type="simple" xlink:show="embed" xlink:actuate="onLoad"/><draw:image xlink:href="./ObjectReplacements/Formula-52" xlink:type="simple" xlink:show="embed" xlink:actuate="onLoad"/></draw:frame> belongs by construction to the interval <draw:frame draw:style-name="fr1" draw:name="54" text:anchor-type="as-char" svg:width="1.483cm" svg:height="0.482cm" draw:z-index="48"><draw:object xlink:href="./Formula-53" xlink:type="simple" xlink:show="embed" xlink:actuate="onLoad"/><draw:image xlink:href="./ObjectReplacements/Formula-53" xlink:type="simple" xlink:show="embed" xlink:actuate="onLoad"/></draw:frame>, where values near 1 correspond to a strong monocentric distribution, values around 0 to a random distribution, and values near <draw:frame draw:style-name="fr1" draw:name="55" text:anchor-type="as-char" svg:width="0.743cm" svg:height="0.467cm" draw:z-index="49"><draw:object xlink:href="./Formula-54" xlink:type="simple" xlink:show="embed" xlink:actuate="onLoad"/><draw:image xlink:href="./ObjectReplacements/Formula-54" xlink:type="simple" xlink:show="embed" xlink:actuate="onLoad"/></draw:frame> to a checkered pattern (every other cell occupied). Usually, polycentric distributions have relatively small positive <draw:frame draw:style-name="fr1" draw:name="56" text:anchor-type="as-char" svg:width="0.429cm" svg:height="0.467cm" draw:z-index="50"><draw:object xlink:href="./Formula-55" xlink:type="simple" xlink:show="embed" xlink:actuate="onLoad"/><draw:image xlink:href="./ObjectReplacements/Formula-55" xlink:type="simple" xlink:show="embed" xlink:actuate="onLoad"/></draw:frame> values, depending on the size and distance between centers.</text:p>
      <text:h text:style-name="Heading_20_4" text:outline-level="4">Network performance</text:h>
      <text:p text:style-name="First_20_paragraph">Due to the branching nature of the growth algorithm, the network of roads <draw:frame draw:style-name="fr1" draw:name="57" text:anchor-type="as-char" svg:width="0.527cm" svg:height="0.467cm" draw:z-index="51"><draw:object xlink:href="./Formula-56" xlink:type="simple" xlink:show="embed" xlink:actuate="onLoad"/><draw:image xlink:href="./ObjectReplacements/Formula-56" xlink:type="simple" xlink:show="embed" xlink:actuate="onLoad"/></draw:frame> cannot contain any other loops than the ones initially present in <draw:frame draw:style-name="fr1" draw:name="58" text:anchor-type="as-char" svg:width="0.661cm" svg:height="0.531cm" draw:z-index="52"><draw:object xlink:href="./Formula-57" xlink:type="simple" xlink:show="embed" xlink:actuate="onLoad"/><draw:image xlink:href="./ObjectReplacements/Formula-57" xlink:type="simple" xlink:show="embed" xlink:actuate="onLoad"/></draw:frame>. Therefore, notions of “clustering coefficient” or “robustness” (with respect to node removal) are not relevant here. On the other hand, since <draw:frame draw:style-name="fr1" draw:name="59" text:anchor-type="as-char" svg:width="0.527cm" svg:height="0.467cm" draw:z-index="53"><draw:object xlink:href="./Formula-58" xlink:type="simple" xlink:show="embed" xlink:actuate="onLoad"/><draw:image xlink:href="./ObjectReplacements/Formula-58" xlink:type="simple" xlink:show="embed" xlink:actuate="onLoad"/></draw:frame> is intended to simulate a <text:span text:style-name="T2">mobility</text:span> network, we can evaluate its performance by defining a <text:span text:style-name="T2">relative</text:span><text:span text:style-name="T2"> </text:span><text:span text:style-name="T2">speed</text:span>  <draw:frame draw:style-name="fr1" draw:name="60" text:anchor-type="as-char" svg:width="0.469cm" svg:height="0.467cm" draw:z-index="54"><draw:object xlink:href="./Formula-59" xlink:type="simple" xlink:show="embed" xlink:actuate="onLoad"/><draw:image xlink:href="./ObjectReplacements/Formula-59" xlink:type="simple" xlink:show="embed" xlink:actuate="onLoad"/></draw:frame>, representing the “detours” imposed by <draw:frame draw:style-name="fr1" draw:name="61" text:anchor-type="as-char" svg:width="0.527cm" svg:height="0.467cm" draw:z-index="55"><draw:object xlink:href="./Formula-60" xlink:type="simple" xlink:show="embed" xlink:actuate="onLoad"/><draw:image xlink:href="./ObjectReplacements/Formula-60" xlink:type="simple" xlink:show="embed" xlink:actuate="onLoad"/></draw:frame> with respect to direct, straight travels:</text:p>
      <text:p text:style-name="Text_20_body">$$S(t)=\left(\frac{1}{\sum_{i,j}\delta(i,j,t)}\!\!\sum_{\scriptstyle i,j=1\atop\scriptstyle\delta(i,j,t)\neq0}^N\!\!\left(\frac{d_3(i,j,t)}{e_3(i,j,t)}\right)^{p_S}\right)^{1/p_S}$$</text:p>
      <text:p text:style-name="Text_20_body">where <draw:frame draw:style-name="fr1" draw:name="62" text:anchor-type="as-char" svg:width="1.214cm" svg:height="0.531cm" draw:z-index="56"><draw:object xlink:href="./Formula-61" xlink:type="simple" xlink:show="embed" xlink:actuate="onLoad"/><draw:image xlink:href="./ObjectReplacements/Formula-61" xlink:type="simple" xlink:show="embed" xlink:actuate="onLoad"/></draw:frame> (also 3), and <draw:frame draw:style-name="fr1" draw:name="63" text:anchor-type="as-char" svg:width="1.884cm" svg:height="0.54cm" draw:z-index="57"><draw:object xlink:href="./Formula-62" xlink:type="simple" xlink:show="embed" xlink:actuate="onLoad"/><draw:image xlink:href="./ObjectReplacements/Formula-62" xlink:type="simple" xlink:show="embed" xlink:actuate="onLoad"/></draw:frame> is the direct Euclidean distance between cell <draw:frame draw:style-name="fr1" draw:name="64" text:anchor-type="as-char" svg:width="1.15cm" svg:height="0.506cm" draw:z-index="58"><draw:object xlink:href="./Formula-63" xlink:type="simple" xlink:show="embed" xlink:actuate="onLoad"/><draw:image xlink:href="./ObjectReplacements/Formula-63" xlink:type="simple" xlink:show="embed" xlink:actuate="onLoad"/></draw:frame> and the nearest city center over the network, i.e. the one that realizes the value of <draw:frame draw:style-name="fr1" draw:name="65" text:anchor-type="as-char" svg:width="1.937cm" svg:height="0.54cm" draw:z-index="59"><draw:object xlink:href="./Formula-64" xlink:type="simple" xlink:show="embed" xlink:actuate="onLoad"/><draw:image xlink:href="./ObjectReplacements/Formula-64" xlink:type="simple" xlink:show="embed" xlink:actuate="onLoad"/></draw:frame>. Note that <draw:frame draw:style-name="fr1" draw:name="66" text:anchor-type="as-char" svg:width="1.034cm" svg:height="0.467cm" draw:z-index="60"><draw:object xlink:href="./Formula-65" xlink:type="simple" xlink:show="embed" xlink:actuate="onLoad"/><draw:image xlink:href="./ObjectReplacements/Formula-65" xlink:type="simple" xlink:show="embed" xlink:actuate="onLoad"/></draw:frame> and is actually higher for more convoluted networks (thus it is a measure of “slowness”, but we still employ “speed”).</text:p>
      <text:h text:style-name="Heading_20_4" text:outline-level="4">Functional accessibility</text:h>
      <text:p text:style-name="First_20_paragraph">The global functional accessibility <draw:frame draw:style-name="fr1" draw:name="67" text:anchor-type="as-char" svg:width="0.499cm" svg:height="0.467cm" draw:z-index="61"><draw:object xlink:href="./Formula-66" xlink:type="simple" xlink:show="embed" xlink:actuate="onLoad"/><draw:image xlink:href="./ObjectReplacements/Formula-66" xlink:type="simple" xlink:show="embed" xlink:actuate="onLoad"/></draw:frame> to city centers is another <draw:frame draw:style-name="fr1" draw:name="68" text:anchor-type="as-char" svg:width="0.489cm" svg:height="0.467cm" draw:z-index="62"><draw:object xlink:href="./Formula-67" xlink:type="simple" xlink:show="embed" xlink:actuate="onLoad"/><draw:image xlink:href="./ObjectReplacements/Formula-67" xlink:type="simple" xlink:show="embed" xlink:actuate="onLoad"/></draw:frame>-norm (also 3), based on the relative local accessibility from each cell, which is <draw:frame draw:style-name="fr1" draw:name="69" text:anchor-type="as-char" svg:width="0.601cm" svg:height="0.531cm" draw:z-index="63"><draw:object xlink:href="./Formula-68" xlink:type="simple" xlink:show="embed" xlink:actuate="onLoad"/><draw:image xlink:href="./ObjectReplacements/Formula-68" xlink:type="simple" xlink:show="embed" xlink:actuate="onLoad"/></draw:frame> over its maximum:</text:p>
      <text:p text:style-name="Text_20_body">$$A(t)=\left(\frac{1}{\sum_{i,j}\delta(i,j,t)}\!\!\sum_{\scriptstyle i,j=1\atop\scriptstyle\delta(i,j,t)\neq0}^N\!\!\left(\frac{d_4(i,j,t)}{d_{4,\max}(t)}\right)^{p_A}\right)^{1/p_A}$$</text:p>
      <text:p text:style-name="Text_20_body"><text:soft-page-break/>This normalization puts <draw:frame draw:style-name="fr1" draw:name="70" text:anchor-type="as-char" svg:width="0.499cm" svg:height="0.467cm" draw:z-index="64"><draw:object xlink:href="./Formula-69" xlink:type="simple" xlink:show="embed" xlink:actuate="onLoad"/><draw:image xlink:href="./ObjectReplacements/Formula-69" xlink:type="simple" xlink:show="embed" xlink:actuate="onLoad"/></draw:frame> in <draw:frame draw:style-name="fr1" draw:name="71" text:anchor-type="as-char" svg:width="1.185cm" svg:height="0.482cm" draw:z-index="65"><draw:object xlink:href="./Formula-70" xlink:type="simple" xlink:show="embed" xlink:actuate="onLoad"/><draw:image xlink:href="./ObjectReplacements/Formula-70" xlink:type="simple" xlink:show="embed" xlink:actuate="onLoad"/></draw:frame> and allows comparing configurations of different sizes. Like <draw:frame draw:style-name="fr1" draw:name="72" text:anchor-type="as-char" svg:width="0.469cm" svg:height="0.467cm" draw:z-index="66"><draw:object xlink:href="./Formula-71" xlink:type="simple" xlink:show="embed" xlink:actuate="onLoad"/><draw:image xlink:href="./ObjectReplacements/Formula-71" xlink:type="simple" xlink:show="embed" xlink:actuate="onLoad"/></draw:frame>, “better” urban configurations are characterized by a lower <draw:frame draw:style-name="fr1" draw:name="73" text:anchor-type="as-char" svg:width="0.499cm" svg:height="0.467cm" draw:z-index="67"><draw:object xlink:href="./Formula-72" xlink:type="simple" xlink:show="embed" xlink:actuate="onLoad"/><draw:image xlink:href="./ObjectReplacements/Formula-72" xlink:type="simple" xlink:show="embed" xlink:actuate="onLoad"/></draw:frame>.</text:p>
      <text:h text:style-name="Heading_20_4" text:outline-level="4">Economic performance</text:h>
      <text:p text:style-name="First_20_paragraph">It was shown by Banos  that the Schelling segregation model, a standard ABM of socio-economic dynamics , was highly sensitive to the spatial structures in which it could be embedded, since segregation rules depended on proximity. This justifies the use of this model as an evaluation of <text:span text:style-name="T2">economic</text:span><text:span text:style-name="T2"> </text:span><text:span text:style-name="T2">performance</text:span> of our urban configurations, measuring how much structure influences segregation. To this aim, we implemented a model of residential dynamics based on the work of Benenson et al. . The output function is a segregation index <draw:frame draw:style-name="fr1" draw:name="74" text:anchor-type="as-char" svg:width="1.139cm" svg:height="0.506cm" draw:z-index="68"><draw:object xlink:href="./Formula-73" xlink:type="simple" xlink:show="embed" xlink:actuate="onLoad"/><draw:image xlink:href="./ObjectReplacements/Formula-73" xlink:type="simple" xlink:show="embed" xlink:actuate="onLoad"/></draw:frame> calculated on the residential patterns that emerge inside a distribution of built patches. For urban structures produced in a practical case (Section [sec<text:span text:style-name="T1">p</text:span>ractapp]), we obtained densities of mobile agents between 0.1 and 0.2. Following Gauvin et al. , the phase diagram of the Schelling model indicates that in such a density range, tolerance thresholds of 0.4 to 0.8 lead to clustered frozen states, where the calculation of a spatial segregation index is indeed relevant. The detailed description of this economic model is out of the scope of this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meta:document-statistic meta:table-count="0" meta:image-count="0" meta:object-count="74" meta:page-count="4" meta:paragraph-count="33" meta:word-count="1101" meta:character-count="7432"/>
    <dc:date>2016-08-22T19:26:45</dc:date>
    <dc:creator>Juste Raimbault</dc:creator>
    <meta:editing-duration>PT3M18S</meta:editing-duration>
    <meta:editing-cycles>1</meta:editing-cycles>
    <meta:generator>OpenOffice/4.1.1$Unix OpenOffice.org_project/411m6$Build-9775</meta:generator>
  </office:meta>
</office:document-meta>
</file>

<file path=Formula-0/content.xml><?xml version="1.0" encoding="utf-8"?>
<math xmlns="http://www.w3.org/1998/Math/MathML" display="inline">
  <mrow>
    <mo stretchy="false">(</mo>
    <msub>
      <mi>L</mi>
      <mrow>
        <mi>i</mi>
        <mo>,</mo>
        <mi>j</mi>
      </mrow>
    </msub>
    <msub>
      <mo stretchy="false">)</mo>
      <mrow>
        <mn>1</mn>
        <mo>≤</mo>
        <mi>i</mi>
        <mo>,</mo>
        <mi>j</mi>
        <mo>≤</mo>
        <mi>N</mi>
      </mrow>
    </msub>
  </mrow>
</math>
</file>

<file path=Formula-1/content.xml><?xml version="1.0" encoding="utf-8"?>
<math xmlns="http://www.w3.org/1998/Math/MathML" display="inline">
  <mrow>
    <mi>δ</mi>
    <mo stretchy="false">(</mo>
    <mi>i</mi>
    <mo>,</mo>
    <mi>j</mi>
    <mo>,</mo>
    <mi>t</mi>
    <mo stretchy="false">)</mo>
    <mo>∈</mo>
    <mo stretchy="false">{</mo>
    <mn>0</mn>
    <mo>,</mo>
    <mn>1</mn>
    <mo stretchy="false">}</mo>
  </mrow>
</math>
</file>

<file path=Formula-10/content.xml><?xml version="1.0" encoding="utf-8"?>
<math xmlns="http://www.w3.org/1998/Math/MathML" display="inline">
  <mrow>
    <msub>
      <mi>C</mi>
      <mn>0</mn>
    </msub>
    <mo>⊂</mo>
    <msub>
      <mi>V</mi>
      <mn>0</mn>
    </msub>
  </mrow>
</math>
</file>

<file path=Formula-11/content.xml><?xml version="1.0" encoding="utf-8"?>
<math xmlns="http://www.w3.org/1998/Math/MathML" display="inline">
  <mrow>
    <mi>a</mi>
    <mo>:</mo>
    <msub>
      <mi>C</mi>
      <mn>0</mn>
    </msub>
    <mo>→</mo>
    <mo stretchy="false">{</mo>
    <mn>1</mn>
    <mo>,</mo>
    <mo>…</mo>
    <mo>,</mo>
    <msub>
      <mi>a</mi>
      <mi>max</mi>
    </msub>
    <mo stretchy="false">}</mo>
  </mrow>
</math>
</file>

<file path=Formula-12/content.xml><?xml version="1.0" encoding="utf-8"?>
<math xmlns="http://www.w3.org/1998/Math/MathML" display="inline">
  <mrow>
    <mi>k</mi>
  </mrow>
</math>
</file>

<file path=Formula-13/content.xml><?xml version="1.0" encoding="utf-8"?>
<math xmlns="http://www.w3.org/1998/Math/MathML" display="inline">
  <mrow>
    <mo stretchy="false">(</mo>
    <msub>
      <mi>d</mi>
      <mi>k</mi>
    </msub>
    <mo stretchy="false">(</mo>
    <mi>i</mi>
    <mo>,</mo>
    <mi>j</mi>
    <mo>,</mo>
    <mi>t</mi>
    <mo stretchy="false">)</mo>
    <msub>
      <mo stretchy="false">)</mo>
      <mrow>
        <mn>1</mn>
        <mo>≤</mo>
        <mi>k</mi>
        <mo>≤</mo>
        <mi>K</mi>
      </mrow>
    </msub>
  </mrow>
</math>
</file>

<file path=Formula-14/content.xml><?xml version="1.0" encoding="utf-8"?>
<math xmlns="http://www.w3.org/1998/Math/MathML" display="inline">
  <mrow>
    <msub>
      <mi>d</mi>
      <mn>1</mn>
    </msub>
  </mrow>
</math>
</file>

<file path=Formula-15/content.xml><?xml version="1.0" encoding="utf-8"?>
<math xmlns="http://www.w3.org/1998/Math/MathML" display="inline">
  <mrow>
    <mi>δ</mi>
  </mrow>
</math>
</file>

<file path=Formula-16/content.xml><?xml version="1.0" encoding="utf-8"?>
<math xmlns="http://www.w3.org/1998/Math/MathML" display="inline">
  <mrow>
    <mo stretchy="false">(</mo>
    <mi>i</mi>
    <mo>,</mo>
    <mi>j</mi>
    <mo stretchy="false">)</mo>
  </mrow>
</math>
</file>

<file path=Formula-17/content.xml><?xml version="1.0" encoding="utf-8"?>
<math xmlns="http://www.w3.org/1998/Math/MathML">
  <semantics>
    <mrow>
      <mi>ρ</mi>
    </mrow>
    <annotation encoding="StarMath 5.0">ρ</annotation>
  </semantics>
</math>
</file>

<file path=Formula-18/content.xml><?xml version="1.0" encoding="utf-8"?>
<math xmlns="http://www.w3.org/1998/Math/MathML" display="inline">
  <mrow>
    <msub>
      <mi>d</mi>
      <mn>2</mn>
    </msub>
  </mrow>
</math>
</file>

<file path=Formula-19/content.xml><?xml version="1.0" encoding="utf-8"?>
<math xmlns="http://www.w3.org/1998/Math/MathML" display="inline">
  <mrow>
    <msub>
      <mi>d</mi>
      <mn>3</mn>
    </msub>
  </mrow>
</math>
</file>

<file path=Formula-2/content.xml><?xml version="1.0" encoding="utf-8"?>
<math xmlns="http://www.w3.org/1998/Math/MathML" display="inline">
  <mrow>
    <mi>t</mi>
  </mrow>
</math>
</file>

<file path=Formula-20/content.xml><?xml version="1.0" encoding="utf-8"?>
<math xmlns="http://www.w3.org/1998/Math/MathML" display="inline">
  <mrow>
    <msub>
      <mi>d</mi>
      <mn>2</mn>
    </msub>
  </mrow>
</math>
</file>

<file path=Formula-21/content.xml><?xml version="1.0" encoding="utf-8"?>
<math xmlns="http://www.w3.org/1998/Math/MathML" display="inline">
  <mrow>
    <msub>
      <mi>d</mi>
      <mn>4</mn>
    </msub>
  </mrow>
</math>
</file>

<file path=Formula-22/content.xml><?xml version="1.0" encoding="utf-8"?>
<math xmlns="http://www.w3.org/1998/Math/MathML">
  <semantics>
    <mrow>
      <msub>
        <mi>d</mi>
        <mn>4</mn>
      </msub>
      <mo stretchy="false">(</mo>
      <mi>i</mi>
      <mi>,</mi>
      <mi>j</mi>
      <mi>,</mi>
      <mi>t</mi>
      <mrow>
        <mo stretchy="false">)</mo>
        <mo stretchy="false">=</mo>
        <msup>
          <mfenced open="(" close=")">
            <mrow>
              <mrow>
                <mfrac>
                  <mn>1</mn>
                  <msub>
                    <mi>a</mi>
                    <mi>max</mi>
                  </msub>
                </mfrac>
                <mrow>
                  <munderover>
                    <mo stretchy="false">∑</mo>
                    <mrow>
                      <mrow>
                        <mi>a</mi>
                        <mo stretchy="false">=</mo>
                        <mn>1</mn>
                      </mrow>
                    </mrow>
                    <mrow>
                      <msub>
                        <mi>a</mi>
                        <mi>max</mi>
                      </msub>
                    </mrow>
                  </munderover>
                  <msub>
                    <mi>d</mi>
                    <mn>3</mn>
                  </msub>
                </mrow>
                <mo stretchy="false">(</mo>
                <mi>i</mi>
                <mi>,</mi>
                <mi>j</mi>
                <mi>,</mi>
                <mi>t</mi>
                <mi>;</mi>
                <mi>a</mi>
                <msup>
                  <mo stretchy="false">)</mo>
                  <mrow>
                    <msub>
                      <mi>p</mi>
                      <mn>4</mn>
                    </msub>
                  </mrow>
                </msup>
              </mrow>
            </mrow>
          </mfenced>
          <mrow>
            <mrow>
              <mn>1</mn>
              <mo stretchy="false">/</mo>
              <msub>
                <mi>p</mi>
                <mn>4</mn>
              </msub>
            </mrow>
          </mrow>
        </msup>
      </mrow>
    </mrow>
    <annotation encoding="StarMath 5.0">d_4  \(  i , j , t  \)  = left ( {1 over a_func max  sum csub {a = 1} csup {a_func max} d_3  \(  i , j , t ; a  \)^{p_4}} right )^{1 / p_4}</annotation>
  </semantics>
</math>
</file>

<file path=Formula-23/content.xml><?xml version="1.0" encoding="utf-8"?>
<math xmlns="http://www.w3.org/1998/Math/MathML" display="inline">
  <mrow>
    <msub>
      <mi>d</mi>
      <mn>3</mn>
    </msub>
    <mo stretchy="false">(</mo>
    <mi>i</mi>
    <mo>,</mo>
    <mi>j</mi>
    <mo>,</mo>
    <mi>t</mi>
    <mo>;</mo>
    <mi>a</mi>
    <mo stretchy="false">)</mo>
  </mrow>
</math>
</file>

<file path=Formula-24/content.xml><?xml version="1.0" encoding="utf-8"?>
<math xmlns="http://www.w3.org/1998/Math/MathML">
  <semantics>
    <mrow>
      <mi>a</mi>
    </mrow>
    <annotation encoding="StarMath 5.0">a</annotation>
  </semantics>
</math>
</file>

<file path=Formula-25/content.xml><?xml version="1.0" encoding="utf-8"?>
<math xmlns="http://www.w3.org/1998/Math/MathML" display="inline">
  <mrow>
    <msub>
      <mi>p</mi>
      <mn>4</mn>
    </msub>
    <mo>≥</mo>
    <mn>1</mn>
  </mrow>
</math>
</file>

<file path=Formula-26/content.xml><?xml version="1.0" encoding="utf-8"?>
<math xmlns="http://www.w3.org/1998/Math/MathML" display="inline">
  <mrow>
    <mi>p</mi>
  </mrow>
</math>
</file>

<file path=Formula-27/content.xml><?xml version="1.0" encoding="utf-8"?>
<math xmlns="http://www.w3.org/1998/Math/MathML" display="inline">
  <mrow>
    <mo stretchy="false">(</mo>
    <msub>
      <mi>α</mi>
      <mi>k</mi>
    </msub>
    <msub>
      <mo stretchy="false">)</mo>
      <mrow>
        <mn>1</mn>
        <mo>≤</mo>
        <mi>k</mi>
        <mo>≤</mo>
        <mi>K</mi>
      </mrow>
    </msub>
    <mo>∈</mo>
    <mo stretchy="false">[</mo>
    <mn>0</mn>
    <mo>,</mo>
    <mn>1</mn>
    <msup>
      <mo stretchy="false">]</mo>
      <mi>K</mi>
    </msup>
  </mrow>
</math>
</file>

<file path=Formula-28/content.xml><?xml version="1.0" encoding="utf-8"?>
<math xmlns="http://www.w3.org/1998/Math/MathML" display="block">
  <mrow>
    <mi>v</mi>
    <mo stretchy="false">(</mo>
    <mi>i</mi>
    <mo>,</mo>
    <mi>j</mi>
    <mo>,</mo>
    <mi>t</mi>
    <mo stretchy="false">)</mo>
    <mo>=</mo>
    <mfrac>
      <mn>1</mn>
      <mrow>
        <munder>
          <mo>∑</mo>
          <mi>k</mi>
        </munder>
        <msub>
          <mi>α</mi>
          <mi>k</mi>
        </msub>
      </mrow>
    </mfrac>
    <munderover>
      <mo>∑</mo>
      <mrow>
        <mi>k</mi>
        <mo>=</mo>
        <mn>1</mn>
      </mrow>
      <mi>K</mi>
    </munderover>
    <msub>
      <mi>α</mi>
      <mi>k</mi>
    </msub>
    <mspace width="0.278em"/>
    <mfrac>
      <mrow>
        <msub>
          <mi>d</mi>
          <mrow>
            <mi>k</mi>
            <mo>,</mo>
            <mi>max</mi>
          </mrow>
        </msub>
        <mo stretchy="false">(</mo>
        <mi>t</mi>
        <mo stretchy="false">)</mo>
        <mo>−</mo>
        <msub>
          <mi>d</mi>
          <mi>k</mi>
        </msub>
        <mo stretchy="false">(</mo>
        <mi>i</mi>
        <mo>,</mo>
        <mi>j</mi>
        <mo>,</mo>
        <mi>t</mi>
        <mo stretchy="false">)</mo>
      </mrow>
      <mrow>
        <msub>
          <mi>d</mi>
          <mrow>
            <mi>k</mi>
            <mo>,</mo>
            <mi>max</mi>
          </mrow>
        </msub>
        <mo stretchy="false">(</mo>
        <mi>t</mi>
        <mo stretchy="false">)</mo>
        <mo>−</mo>
        <msub>
          <mi>d</mi>
          <mrow>
            <mi>k</mi>
            <mo>,</mo>
            <mi>min</mi>
          </mrow>
        </msub>
        <mo stretchy="false">(</mo>
        <mi>t</mi>
        <mo stretchy="false">)</mo>
      </mrow>
    </mfrac>
    <mo>.</mo>
  </mrow>
</math>
</file>

<file path=Formula-29/content.xml><?xml version="1.0" encoding="utf-8"?>
<math xmlns="http://www.w3.org/1998/Math/MathML" display="inline">
  <mrow>
    <mi>v</mi>
  </mrow>
</math>
</file>

<file path=Formula-3/content.xml><?xml version="1.0" encoding="utf-8"?>
<math xmlns="http://www.w3.org/1998/Math/MathML" display="inline">
  <mrow>
    <mi>t</mi>
    <mo>∈</mo>
    <mtext mathvariant="double-struck">𝕋</mtext>
    <mo>=</mo>
    <mi>τ</mi>
    <mtext mathvariant="double-struck">ℕ</mtext>
    <mo>=</mo>
    <mo stretchy="false">{</mo>
    <mn>0</mn>
    <mo>,</mo>
    <mi>τ</mi>
    <mo>,</mo>
    <mn>2</mn>
    <mi>τ</mi>
    <mo>,</mo>
    <mo>.</mo>
    <mo>.</mo>
    <mo>.</mo>
    <mo stretchy="false">}</mo>
  </mrow>
</math>
</file>

<file path=Formula-30/content.xml><?xml version="1.0" encoding="utf-8"?>
<math xmlns="http://www.w3.org/1998/Math/MathML" display="inline">
  <mrow>
    <msub>
      <mi>d</mi>
      <mi>k</mi>
    </msub>
  </mrow>
</math>
</file>

<file path=Formula-31/content.xml><?xml version="1.0" encoding="utf-8"?>
<math xmlns="http://www.w3.org/1998/Math/MathML" display="inline">
  <mrow>
    <mi>v</mi>
    <mo stretchy="false">(</mo>
    <mi>i</mi>
    <mo>,</mo>
    <mi>j</mi>
    <mo stretchy="false">)</mo>
  </mrow>
</math>
</file>

<file path=Formula-32/content.xml><?xml version="1.0" encoding="utf-8"?>
<math xmlns="http://www.w3.org/1998/Math/MathML" display="inline">
  <mrow>
    <mi>n</mi>
  </mrow>
</math>
</file>

<file path=Formula-33/content.xml><?xml version="1.0" encoding="utf-8"?>
<math xmlns="http://www.w3.org/1998/Math/MathML" display="inline">
  <mrow>
    <mi>δ</mi>
    <mo>=</mo>
    <mn>1</mn>
  </mrow>
</math>
</file>

<file path=Formula-34/content.xml><?xml version="1.0" encoding="utf-8"?>
<math xmlns="http://www.w3.org/1998/Math/MathML" display="inline">
  <mrow>
    <msub>
      <mi>d</mi>
      <mn>2</mn>
    </msub>
  </mrow>
</math>
</file>

<file path=Formula-35/content.xml><?xml version="1.0" encoding="utf-8"?>
<math xmlns="http://www.w3.org/1998/Math/MathML" display="inline">
  <mrow>
    <msub>
      <mi>θ</mi>
      <mn>2</mn>
    </msub>
  </mrow>
</math>
</file>

<file path=Formula-36/content.xml><?xml version="1.0" encoding="utf-8"?>
<math xmlns="http://www.w3.org/1998/Math/MathML" display="inline">
  <mrow>
    <mi>v</mi>
  </mrow>
</math>
</file>

<file path=Formula-37/content.xml><?xml version="1.0" encoding="utf-8"?>
<math xmlns="http://www.w3.org/1998/Math/MathML" display="inline">
  <mrow>
    <mi>T</mi>
  </mrow>
</math>
</file>

<file path=Formula-38/content.xml><?xml version="1.0" encoding="utf-8"?>
<math xmlns="http://www.w3.org/1998/Math/MathML" display="inline">
  <mrow>
    <mo stretchy="false">(</mo>
    <mi>D</mi>
    <mo>,</mo>
    <mi>I</mi>
    <mo stretchy="false">)</mo>
  </mrow>
</math>
</file>

<file path=Formula-39/content.xml><?xml version="1.0" encoding="utf-8"?>
<math xmlns="http://www.w3.org/1998/Math/MathML" display="inline">
  <mrow>
    <mi>D</mi>
    <mo>∈</mo>
    <mo stretchy="false">[</mo>
    <mn>0</mn>
    <mo>,</mo>
    <mn>1</mn>
    <mo stretchy="false">]</mo>
  </mrow>
</math>
</file>

<file path=Formula-4/content.xml><?xml version="1.0" encoding="utf-8"?>
<math xmlns="http://www.w3.org/1998/Math/MathML" display="inline">
  <mrow>
    <mi>τ</mi>
  </mrow>
</math>
</file>

<file path=Formula-40/content.xml><?xml version="1.0" encoding="utf-8"?>
<math xmlns="http://www.w3.org/1998/Math/MathML" display="inline">
  <mrow>
    <mi>p</mi>
  </mrow>
</math>
</file>

<file path=Formula-41/content.xml><?xml version="1.0" encoding="utf-8"?>
<math xmlns="http://www.w3.org/1998/Math/MathML" display="inline">
  <mrow>
    <msub>
      <mi>p</mi>
      <mi>D</mi>
    </msub>
    <mo>≥</mo>
    <mn>1</mn>
  </mrow>
</math>
</file>

<file path=Formula-42/content.xml><?xml version="1.0" encoding="utf-8"?>
<math xmlns="http://www.w3.org/1998/Math/MathML" display="inline">
  <mrow>
    <msub>
      <mi>d</mi>
      <mn>1</mn>
    </msub>
  </mrow>
</math>
</file>

<file path=Formula-43/content.xml><?xml version="1.0" encoding="utf-8"?>
<math xmlns="http://www.w3.org/1998/Math/MathML" display="inline">
  <mrow>
    <mi>I</mi>
  </mrow>
</math>
</file>

<file path=Formula-44/content.xml><?xml version="1.0" encoding="utf-8"?>
<math xmlns="http://www.w3.org/1998/Math/MathML" display="block">
  <mrow>
    <mi>I</mi>
    <mo stretchy="false">(</mo>
    <mi>t</mi>
    <mo stretchy="false">)</mo>
    <mo>=</mo>
    <mfrac>
      <msup>
        <mi>M</mi>
        <mn>2</mn>
      </msup>
      <mrow>
        <munder>
          <mo>∑</mo>
          <mrow>
            <mi>μ</mi>
            <mo>≠</mo>
            <mi>ν</mi>
          </mrow>
        </munder>
        <mn>1</mn>
        <mo>/</mo>
        <msub>
          <mi>d</mi>
          <mrow>
            <mi>μ</mi>
            <mi>ν</mi>
          </mrow>
        </msub>
      </mrow>
    </mfrac>
    <mfrac>
      <mrow>
        <munder>
          <mo>∑</mo>
          <mrow>
            <mi>μ</mi>
            <mo>≠</mo>
            <mi>ν</mi>
          </mrow>
        </munder>
        <mo stretchy="false">(</mo>
        <msub>
          <mi>P</mi>
          <mi>μ</mi>
        </msub>
        <mo>−</mo>
        <mover>
          <mi>P</mi>
          <mo accent="true">¯</mo>
        </mover>
        <mo stretchy="false">)</mo>
        <mo stretchy="false">(</mo>
        <msub>
          <mi>P</mi>
          <mi>ν</mi>
        </msub>
        <mo>−</mo>
        <mover>
          <mi>P</mi>
          <mo accent="true">¯</mo>
        </mover>
        <mo stretchy="false">)</mo>
        <mo>/</mo>
        <msub>
          <mi>d</mi>
          <mrow>
            <mi>μ</mi>
            <mi>ν</mi>
          </mrow>
        </msub>
      </mrow>
      <mrow>
        <munderover>
          <mo>∑</mo>
          <mrow>
            <mi>μ</mi>
            <mo>=</mo>
            <mn>1</mn>
          </mrow>
          <msup>
            <mi>M</mi>
            <mn>2</mn>
          </msup>
        </munderover>
        <mo stretchy="false">(</mo>
        <msub>
          <mi>P</mi>
          <mi>μ</mi>
        </msub>
        <mo>−</mo>
        <mover>
          <mi>P</mi>
          <mo accent="true">¯</mo>
        </mover>
        <msup>
          <mo stretchy="false">)</mo>
          <mn>2</mn>
        </msup>
      </mrow>
    </mfrac>
  </mrow>
</math>
</file>

<file path=Formula-45/content.xml><?xml version="1.0" encoding="utf-8"?>
<math xmlns="http://www.w3.org/1998/Math/MathML" display="inline">
  <mrow>
    <mi>M</mi>
    <mo>×</mo>
    <mi>M</mi>
  </mrow>
</math>
</file>

<file path=Formula-46/content.xml><?xml version="1.0" encoding="utf-8"?>
<math xmlns="http://www.w3.org/1998/Math/MathML" display="inline">
  <mrow>
    <mn>1</mn>
    <mo>≪</mo>
    <mspace width="-0.167em"/>
    <mi>M</mi>
    <mo>≪</mo>
    <mspace width="-0.167em"/>
    <mi>N</mi>
  </mrow>
</math>
</file>

<file path=Formula-47/content.xml><?xml version="1.0" encoding="utf-8"?>
<math xmlns="http://www.w3.org/1998/Math/MathML" display="inline">
  <mrow>
    <msub>
      <mi>d</mi>
      <mrow>
        <mi>μ</mi>
        <mi>ν</mi>
      </mrow>
    </msub>
  </mrow>
</math>
</file>

<file path=Formula-48/content.xml><?xml version="1.0" encoding="utf-8"?>
<math xmlns="http://www.w3.org/1998/Math/MathML">
  <semantics>
    <mrow>
      <mi>μ</mi>
    </mrow>
    <annotation encoding="StarMath 5.0">μ</annotation>
  </semantics>
</math>
</file>

<file path=Formula-49/content.xml><?xml version="1.0" encoding="utf-8"?>
<math xmlns="http://www.w3.org/1998/Math/MathML">
  <semantics>
    <mrow>
      <mi>ν</mi>
    </mrow>
    <annotation encoding="StarMath 5.0">ν</annotation>
  </semantics>
</math>
</file>

<file path=Formula-5/content.xml><?xml version="1.0" encoding="utf-8"?>
<math xmlns="http://www.w3.org/1998/Math/MathML" display="inline">
  <mrow>
    <mi>G</mi>
    <mo stretchy="false">(</mo>
    <mi>t</mi>
    <mo stretchy="false">)</mo>
    <mo>=</mo>
    <mo stretchy="false">(</mo>
    <mi>V</mi>
    <mo stretchy="false">(</mo>
    <mi>t</mi>
    <mo stretchy="false">)</mo>
    <mo>,</mo>
    <mi>E</mi>
    <mo stretchy="false">(</mo>
    <mi>t</mi>
    <mo stretchy="false">)</mo>
    <mo stretchy="false">)</mo>
  </mrow>
</math>
</file>

<file path=Formula-50/content.xml><?xml version="1.0" encoding="utf-8"?>
<math xmlns="http://www.w3.org/1998/Math/MathML" display="inline">
  <mrow>
    <mo stretchy="false">(</mo>
    <msub>
      <mi>P</mi>
      <mi>μ</mi>
    </msub>
    <msub>
      <mo stretchy="false">)</mo>
      <mrow>
        <mn>1</mn>
        <mo>≤</mo>
        <mi>μ</mi>
        <mo>≤</mo>
        <msup>
          <mi>M</mi>
          <mn>2</mn>
        </msup>
      </mrow>
    </msub>
  </mrow>
</math>
</file>

<file path=Formula-51/content.xml><?xml version="1.0" encoding="utf-8"?>
<math xmlns="http://www.w3.org/1998/Math/MathML" display="inline">
  <mrow>
    <mover>
      <mi>P</mi>
      <mo accent="true">¯</mo>
    </mover>
  </mrow>
</math>
</file>

<file path=Formula-52/content.xml><?xml version="1.0" encoding="utf-8"?>
<math xmlns="http://www.w3.org/1998/Math/MathML">
  <semantics>
    <mrow>
      <mi>I</mi>
    </mrow>
    <annotation encoding="StarMath 5.0">I</annotation>
  </semantics>
</math>
</file>

<file path=Formula-53/content.xml><?xml version="1.0" encoding="utf-8"?>
<math xmlns="http://www.w3.org/1998/Math/MathML" display="inline">
  <mrow>
    <mo stretchy="false">[</mo>
    <mo>−</mo>
    <mn>1</mn>
    <mo>,</mo>
    <mn>1</mn>
    <mo stretchy="false">]</mo>
  </mrow>
</math>
</file>

<file path=Formula-54/content.xml><?xml version="1.0" encoding="utf-8"?>
<math xmlns="http://www.w3.org/1998/Math/MathML">
  <semantics>
    <mrow>
      <mrow>
        <mo stretchy="false">−</mo>
        <mn>1</mn>
      </mrow>
    </mrow>
    <annotation encoding="StarMath 5.0"> -  1</annotation>
  </semantics>
</math>
</file>

<file path=Formula-55/content.xml><?xml version="1.0" encoding="utf-8"?>
<math xmlns="http://www.w3.org/1998/Math/MathML">
  <semantics>
    <mrow>
      <mi>I</mi>
    </mrow>
    <annotation encoding="StarMath 5.0">I</annotation>
  </semantics>
</math>
</file>

<file path=Formula-56/content.xml><?xml version="1.0" encoding="utf-8"?>
<math xmlns="http://www.w3.org/1998/Math/MathML">
  <semantics>
    <mrow>
      <mi>G</mi>
    </mrow>
    <annotation encoding="StarMath 5.0">G</annotation>
  </semantics>
</math>
</file>

<file path=Formula-57/content.xml><?xml version="1.0" encoding="utf-8"?>
<math xmlns="http://www.w3.org/1998/Math/MathML">
  <semantics>
    <mrow>
      <msub>
        <mi>G</mi>
        <mn>0</mn>
      </msub>
    </mrow>
    <annotation encoding="StarMath 5.0">G_0</annotation>
  </semantics>
</math>
</file>

<file path=Formula-58/content.xml><?xml version="1.0" encoding="utf-8"?>
<math xmlns="http://www.w3.org/1998/Math/MathML">
  <semantics>
    <mrow>
      <mi>G</mi>
    </mrow>
    <annotation encoding="StarMath 5.0">G</annotation>
  </semantics>
</math>
</file>

<file path=Formula-59/content.xml><?xml version="1.0" encoding="utf-8"?>
<math xmlns="http://www.w3.org/1998/Math/MathML">
  <semantics>
    <mrow>
      <mi>S</mi>
    </mrow>
    <annotation encoding="StarMath 5.0">S</annotation>
  </semantics>
</math>
</file>

<file path=Formula-6/content.xml><?xml version="1.0" encoding="utf-8"?>
<math xmlns="http://www.w3.org/1998/Math/MathML" display="inline">
  <mrow>
    <mi>V</mi>
  </mrow>
</math>
</file>

<file path=Formula-60/content.xml><?xml version="1.0" encoding="utf-8"?>
<math xmlns="http://www.w3.org/1998/Math/MathML">
  <semantics>
    <mrow>
      <mi>G</mi>
    </mrow>
    <annotation encoding="StarMath 5.0">G</annotation>
  </semantics>
</math>
</file>

<file path=Formula-61/content.xml><?xml version="1.0" encoding="utf-8"?>
<math xmlns="http://www.w3.org/1998/Math/MathML">
  <semantics>
    <mrow>
      <mrow>
        <msub>
          <mi>p</mi>
          <mi>S</mi>
        </msub>
        <mo stretchy="false">≥</mo>
        <mn>1</mn>
      </mrow>
    </mrow>
    <annotation encoding="StarMath 5.0">p_S  &gt;=  1</annotation>
  </semantics>
</math>
</file>

<file path=Formula-62/content.xml><?xml version="1.0" encoding="utf-8"?>
<math xmlns="http://www.w3.org/1998/Math/MathML">
  <semantics>
    <mrow>
      <msub>
        <mi>e</mi>
        <mn>3</mn>
      </msub>
      <mo stretchy="false">(</mo>
      <mi>i</mi>
      <mi>,</mi>
      <mi>j</mi>
      <mi>,</mi>
      <mi>t</mi>
      <mo stretchy="false">)</mo>
    </mrow>
    <annotation encoding="StarMath 5.0">e_3  \(  i , j , t  \)</annotation>
  </semantics>
</math>
</file>

<file path=Formula-63/content.xml><?xml version="1.0" encoding="utf-8"?>
<math xmlns="http://www.w3.org/1998/Math/MathML">
  <semantics>
    <mrow>
      <mo stretchy="false">(</mo>
      <mi>i</mi>
      <mi>,</mi>
      <mi>j</mi>
      <mo stretchy="false">)</mo>
    </mrow>
    <annotation encoding="StarMath 5.0"> \(  i , j  \)</annotation>
  </semantics>
</math>
</file>

<file path=Formula-64/content.xml><?xml version="1.0" encoding="utf-8"?>
<math xmlns="http://www.w3.org/1998/Math/MathML" display="inline">
  <mrow>
    <msub>
      <mi>d</mi>
      <mn>3</mn>
    </msub>
    <mo stretchy="false">(</mo>
    <mi>i</mi>
    <mo>,</mo>
    <mi>j</mi>
    <mo>,</mo>
    <mi>t</mi>
    <mo stretchy="false">)</mo>
  </mrow>
</math>
</file>

<file path=Formula-65/content.xml><?xml version="1.0" encoding="utf-8"?>
<math xmlns="http://www.w3.org/1998/Math/MathML">
  <semantics>
    <mrow>
      <mrow>
        <mi>S</mi>
        <mo stretchy="false">≥</mo>
        <mn>1</mn>
      </mrow>
    </mrow>
    <annotation encoding="StarMath 5.0">S  &gt;=  1</annotation>
  </semantics>
</math>
</file>

<file path=Formula-66/content.xml><?xml version="1.0" encoding="utf-8"?>
<math xmlns="http://www.w3.org/1998/Math/MathML" display="inline">
  <mrow>
    <mi>A</mi>
  </mrow>
</math>
</file>

<file path=Formula-67/content.xml><?xml version="1.0" encoding="utf-8"?>
<math xmlns="http://www.w3.org/1998/Math/MathML" display="inline">
  <mrow>
    <mi>p</mi>
  </mrow>
</math>
</file>

<file path=Formula-68/content.xml><?xml version="1.0" encoding="utf-8"?>
<math xmlns="http://www.w3.org/1998/Math/MathML" display="inline">
  <mrow>
    <msub>
      <mi>d</mi>
      <mn>4</mn>
    </msub>
  </mrow>
</math>
</file>

<file path=Formula-69/content.xml><?xml version="1.0" encoding="utf-8"?>
<math xmlns="http://www.w3.org/1998/Math/MathML" display="inline">
  <mrow>
    <mi>A</mi>
  </mrow>
</math>
</file>

<file path=Formula-7/content.xml><?xml version="1.0" encoding="utf-8"?>
<math xmlns="http://www.w3.org/1998/Math/MathML" display="inline">
  <mrow>
    <mi>E</mi>
  </mrow>
</math>
</file>

<file path=Formula-70/content.xml><?xml version="1.0" encoding="utf-8"?>
<math xmlns="http://www.w3.org/1998/Math/MathML" display="inline">
  <mrow>
    <mo stretchy="false">[</mo>
    <mn>0</mn>
    <mo>,</mo>
    <mn>1</mn>
    <mo stretchy="false">]</mo>
  </mrow>
</math>
</file>

<file path=Formula-71/content.xml><?xml version="1.0" encoding="utf-8"?>
<math xmlns="http://www.w3.org/1998/Math/MathML">
  <semantics>
    <mrow>
      <mi>S</mi>
    </mrow>
    <annotation encoding="StarMath 5.0">S</annotation>
  </semantics>
</math>
</file>

<file path=Formula-72/content.xml><?xml version="1.0" encoding="utf-8"?>
<math xmlns="http://www.w3.org/1998/Math/MathML">
  <semantics>
    <mrow>
      <mi>A</mi>
    </mrow>
    <annotation encoding="StarMath 5.0">A</annotation>
  </semantics>
</math>
</file>

<file path=Formula-73/content.xml><?xml version="1.0" encoding="utf-8"?>
<math xmlns="http://www.w3.org/1998/Math/MathML">
  <semantics>
    <mrow>
      <mi>H</mi>
      <mo stretchy="false">(</mo>
      <mi>t</mi>
      <mo stretchy="false">)</mo>
    </mrow>
    <annotation encoding="StarMath 5.0">H  \(  t  \)</annotation>
  </semantics>
</math>
</file>

<file path=Formula-8/content.xml><?xml version="1.0" encoding="utf-8"?>
<math xmlns="http://www.w3.org/1998/Math/MathML" display="inline">
  <mrow>
    <mi>δ</mi>
    <mo stretchy="false">(</mo>
    <mi>i</mi>
    <mo>,</mo>
    <mi>j</mi>
    <mo>,</mo>
    <mn>0</mn>
    <mo stretchy="false">)</mo>
    <mo>=</mo>
    <mn>0</mn>
  </mrow>
</math>
</file>

<file path=Formula-9/content.xml><?xml version="1.0" encoding="utf-8"?>
<math xmlns="http://www.w3.org/1998/Math/MathML" display="inline">
  <mrow>
    <mi>G</mi>
    <mo stretchy="false">(</mo>
    <mn>0</mn>
    <mo stretchy="false">)</mo>
    <mo>=</mo>
    <mo stretchy="false">(</mo>
    <msub>
      <mi>V</mi>
      <mn>0</mn>
    </msub>
    <mo>,</mo>
    <msub>
      <mi>E</mi>
      <mn>0</mn>
    </msub>
    <mo stretchy="false">)</mo>
  </mrow>
</math>
</file>